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automatic-styles>
    <style:style style:name="P1" style:family="paragraph" style:parent-style-name="Standard" style:master-page-name="Standard">
      <style:paragraph-properties fo:margin-left="0in" fo:margin-right="0in" fo:margin-top="0.0835in" fo:margin-bottom="0in" loext:contextual-spacing="false" fo:line-height="115%" fo:text-indent="0in" style:auto-text-indent="false" style:page-number="1" fo:padding="0in" fo:border="none"/>
    </style:style>
    <style:style style:name="P2"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P3" style:family="paragraph" style:parent-style-name="Standard">
      <style:paragraph-properties fo:margin-left="0in" fo:margin-right="0in" fo:margin-top="0in" fo:margin-bottom="0in" loext:contextual-spacing="false" fo:line-height="100%" fo:text-indent="0in" style:auto-text-indent="false" fo:padding="0in" fo:border="none"/>
      <style:text-properties fo:color="#000000" style:font-name="Consolas" style:font-name-asian="Consolas1" style:font-name-complex="Consolas1"/>
    </style:style>
    <style:style style:name="P4" style:family="paragraph" style:parent-style-name="Standard">
      <style:paragraph-properties fo:margin-left="0in" fo:margin-right="0in" fo:margin-top="0in" fo:margin-bottom="0in" loext:contextual-spacing="false" fo:line-height="100%" fo:text-indent="0in" style:auto-text-indent="false" fo:padding="0in" fo:border="none"/>
      <style:text-properties fo:color="#000000" style:font-name="Consolas" fo:font-size="12pt" style:font-name-asian="Consolas1" style:font-size-asian="12pt" style:font-name-complex="Consolas1" style:font-size-complex="12pt"/>
    </style:style>
    <style:style style:name="P5" style:family="paragraph" style:parent-style-name="Standard">
      <style:paragraph-properties fo:margin-left="0in" fo:margin-right="0in" fo:margin-top="0in" fo:margin-bottom="0in" loext:contextual-spacing="false" fo:line-height="100%" fo:text-indent="0in" style:auto-text-indent="false" fo:padding="0in" fo:border="none"/>
      <style:text-properties style:font-name="Arial" style:font-name-asian="Arial2" style:font-name-complex="Arial2"/>
    </style:style>
    <style:style style:name="P6" style:family="paragraph" style:parent-style-name="Standard">
      <style:paragraph-properties fo:margin-left="0in" fo:margin-right="0in" fo:margin-top="0in" fo:margin-bottom="0in" loext:contextual-spacing="false" fo:line-height="100%" fo:text-indent="0in" style:auto-text-indent="false" fo:padding="0in" fo:border="none"/>
      <style:text-properties style:font-name="Courier New" style:font-name-asian="Courier New1" style:font-name-complex="Courier New1"/>
    </style:style>
    <style:style style:name="P7" style:family="paragraph" style:parent-style-name="Standard">
      <style:paragraph-properties fo:margin-left="0in" fo:margin-right="0in" fo:margin-top="0in" fo:margin-bottom="0.139in" loext:contextual-spacing="false" fo:line-height="115%" fo:text-align="center" style:justify-single-word="false" fo:text-indent="0in" style:auto-text-indent="false" fo:padding="0in" fo:border="none">
        <style:tab-stops>
          <style:tab-stop style:position="3.0689in" style:type="center"/>
          <style:tab-stop style:position="6.1374in" style:type="right"/>
        </style:tab-stops>
      </style:paragraph-properties>
    </style:style>
    <style:style style:name="P8" style:family="paragraph" style:parent-style-name="Standard">
      <style:paragraph-properties fo:margin-left="0in" fo:margin-right="0in" fo:margin-top="0in" fo:margin-bottom="0.139in" loext:contextual-spacing="false" fo:line-height="115%" fo:text-indent="0in" style:auto-text-indent="false" fo:padding="0in" fo:border="none">
        <style:tab-stops>
          <style:tab-stop style:position="3.0689in" style:type="center"/>
          <style:tab-stop style:position="6.1374in" style:type="right"/>
        </style:tab-stops>
      </style:paragraph-properties>
    </style:style>
    <style:style style:name="P9" style:family="paragraph" style:parent-style-name="Standard">
      <style:paragraph-properties fo:margin-left="0in" fo:margin-right="0in" fo:margin-top="0in" fo:margin-bottom="0.139in" loext:contextual-spacing="false" fo:text-align="end" style:justify-single-word="false" fo:text-indent="0in" style:auto-text-indent="false" fo:padding="0in" fo:border="none">
        <style:tab-stops>
          <style:tab-stop style:position="0.4307in"/>
          <style:tab-stop style:position="3in" style:type="center"/>
        </style:tab-stops>
      </style:paragraph-properties>
    </style:style>
    <style:style style:name="P10" style:family="paragraph" style:parent-style-name="Standard">
      <style:paragraph-properties fo:margin-left="0in" fo:margin-right="0in" fo:margin-top="0in" fo:margin-bottom="0.139in" loext:contextual-spacing="false" fo:text-indent="0in" style:auto-text-indent="false" fo:padding="0in" fo:border="none">
        <style:tab-stops>
          <style:tab-stop style:position="1.0346in"/>
        </style:tab-stops>
      </style:paragraph-properties>
    </style:style>
    <style:style style:name="P11" style:family="paragraph" style:parent-style-name="Standard">
      <style:paragraph-properties fo:margin-left="0.25in" fo:margin-right="0in" fo:margin-top="0in" fo:margin-bottom="0in" loext:contextual-spacing="false" fo:line-height="100%" fo:text-indent="0in" style:auto-text-indent="false" fo:padding="0in" fo:border="none"/>
    </style:style>
    <style:style style:name="P12" style:family="paragraph" style:parent-style-name="Standard">
      <style:paragraph-properties fo:margin-left="0.25in" fo:margin-right="0in" fo:margin-top="0in" fo:margin-bottom="0in" loext:contextual-spacing="false" fo:line-height="100%" fo:text-indent="0in" style:auto-text-indent="false" fo:padding="0in" fo:border="none"/>
    </style:style>
    <style:style style:name="P13" style:family="paragraph" style:parent-style-name="Standard">
      <style:paragraph-properties fo:margin-left="0.5in" fo:margin-right="0in" fo:margin-top="0in" fo:margin-bottom="0in" loext:contextual-spacing="false" fo:line-height="100%" fo:text-indent="0in" style:auto-text-indent="false" fo:padding="0in" fo:border="none"/>
    </style:style>
    <style:style style:name="P14" style:family="paragraph" style:parent-style-name="Standard">
      <style:paragraph-properties fo:margin-left="0.5in" fo:margin-right="0in" fo:margin-top="0in" fo:margin-bottom="0in" loext:contextual-spacing="false" fo:line-height="100%" fo:text-indent="0in" style:auto-text-indent="false" fo:padding="0in" fo:border="none"/>
      <style:text-properties style:font-name="Arial" style:font-name-asian="Arial2" style:font-name-complex="Arial2"/>
    </style:style>
    <style:style style:name="P15" style:family="paragraph" style:parent-style-name="Standard">
      <style:paragraph-properties fo:margin-top="0in" fo:margin-bottom="0in" loext:contextual-spacing="false" fo:line-height="100%" fo:padding="0in" fo:border="none"/>
      <style:text-properties fo:color="#365f91" style:font-name="Cambria" fo:font-size="14pt" fo:font-weight="bold" style:font-name-asian="Cambria1" style:font-size-asian="14pt" style:font-weight-asian="bold" style:font-name-complex="Cambria1" style:font-size-complex="14pt"/>
    </style:style>
    <style:style style:name="P16" style:family="paragraph" style:parent-style-name="Standard">
      <style:paragraph-properties fo:margin-top="0in" fo:margin-bottom="0in" loext:contextual-spacing="false" fo:line-height="100%" fo:padding="0in" fo:border="none"/>
      <style:text-properties style:font-name="Arial" style:font-name-asian="Arial2" style:font-name-complex="Arial2"/>
    </style:style>
    <style:style style:name="P17" style:family="paragraph" style:parent-style-name="Standard">
      <style:paragraph-properties fo:margin-top="0in" fo:margin-bottom="0in" loext:contextual-spacing="false" fo:line-height="100%" fo:padding="0in" fo:border="none"/>
    </style:style>
    <style:style style:name="P18" style:family="paragraph" style:parent-style-name="Standard" style:list-style-name="WWNum1">
      <style:paragraph-properties fo:margin-left="0.5in" fo:margin-right="0in" fo:margin-top="0in" fo:margin-bottom="0in" loext:contextual-spacing="true" fo:line-height="100%" fo:text-indent="-0.25in" style:auto-text-indent="false" fo:padding="0in" fo:border="none"/>
    </style:style>
    <style:style style:name="P19" style:family="paragraph" style:parent-style-name="Standard" style:list-style-name="WWNum2">
      <style:paragraph-properties fo:margin-left="0.5in" fo:margin-right="0in" fo:margin-top="0in" fo:margin-bottom="0in" loext:contextual-spacing="true" fo:line-height="100%" fo:text-indent="-0.25in" style:auto-text-indent="false" fo:padding="0in" fo:border="none"/>
    </style:style>
    <style:style style:name="P20" style:family="paragraph" style:parent-style-name="Standard" style:list-style-name="WWNum4">
      <style:paragraph-properties fo:margin-left="0.5in" fo:margin-right="0in" fo:margin-top="0in" fo:margin-bottom="0in" loext:contextual-spacing="true" fo:line-height="100%" fo:text-indent="-0.25in" style:auto-text-indent="false" fo:padding="0in" fo:border="none"/>
    </style:style>
    <style:style style:name="P21"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22" style:family="paragraph" style:parent-style-name="Standard">
      <style:paragraph-properties fo:margin-left="0.4917in" fo:margin-right="0in" fo:margin-top="0in" fo:margin-bottom="0in" loext:contextual-spacing="false" fo:line-height="100%" fo:text-indent="0in" style:auto-text-indent="false" fo:padding="0in" fo:border="none"/>
    </style:style>
    <style:style style:name="P23" style:family="paragraph" style:parent-style-name="Standard">
      <style:paragraph-properties fo:margin-left="0.4917in" fo:margin-right="0in" fo:margin-top="0in" fo:margin-bottom="0in" loext:contextual-spacing="false" fo:line-height="100%" fo:text-indent="0in" style:auto-text-indent="false" fo:padding="0in" fo:border="none"/>
      <style:text-properties style:font-name="Arial" style:font-name-asian="Arial2" style:font-name-complex="Arial2"/>
    </style:style>
    <style:style style:name="P24" style:family="paragraph" style:parent-style-name="Standard" style:list-style-name="WWNum3">
      <style:paragraph-properties fo:margin-left="0.4957in" fo:margin-right="0in" fo:margin-top="0in" fo:margin-bottom="0in" loext:contextual-spacing="false" fo:line-height="100%" fo:text-indent="-0.248in" style:auto-text-indent="false" fo:padding="0in" fo:border="none"/>
    </style:style>
    <style:style style:name="P25" style:family="paragraph" style:parent-style-name="Standard">
      <style:paragraph-properties fo:margin-left="0in" fo:margin-right="0in" fo:margin-top="0in" fo:margin-bottom="0.139in" loext:contextual-spacing="false" fo:line-height="115%" fo:text-align="start" style:justify-single-word="false" fo:keep-together="auto" fo:orphans="0" fo:widows="0" fo:text-indent="0in" style:auto-text-indent="false" fo:padding="0in" fo:border="none" fo:keep-with-next="auto"/>
    </style:style>
    <style:style style:name="P26" style:family="paragraph" style:parent-style-name="Heading_20_2">
      <style:paragraph-properties fo:margin-top="0.1665in" fo:margin-bottom="0.0417in" loext:contextual-spacing="false" fo:line-height="100%" fo:padding="0in" fo:border="none"/>
    </style:style>
    <style:style style:name="P27" style:family="paragraph" style:parent-style-name="Heading_20_1">
      <style:paragraph-properties fo:margin-top="0.0835in" fo:margin-bottom="0in" loext:contextual-spacing="false" fo:line-height="100%" fo:padding="0in" fo:border="none"/>
    </style:style>
    <style:style style:name="P28" style:family="paragraph" style:parent-style-name="Heading_20_1">
      <style:paragraph-properties fo:margin-top="0.1665in" fo:margin-bottom="0.0417in" loext:contextual-spacing="false" fo:line-height="100%" fo:padding="0in" fo:border="none"/>
    </style:style>
    <style:style style:name="P29" style:family="paragraph">
      <loext:graphic-properties draw:fill="solid" draw:fill-color="#a0a0a0"/>
      <style:paragraph-properties fo:text-align="center"/>
    </style:style>
    <style:style style:name="T1" style:family="text">
      <style:text-properties style:font-name="Arial" fo:font-size="12pt" fo:font-weight="bold" style:font-name-asian="Arial2" style:font-size-asian="12pt" style:font-weight-asian="bold" style:font-name-complex="Arial2" style:font-size-complex="12pt"/>
    </style:style>
    <style:style style:name="T2" style:family="text">
      <style:text-properties style:font-name="Arial" style:font-name-asian="Arial2" style:font-name-complex="Arial2"/>
    </style:style>
    <style:style style:name="T3" style:family="text">
      <style:text-properties style:font-name="Arial" fo:font-weight="bold" style:font-name-asian="Arial2" style:font-weight-asian="bold" style:font-name-complex="Arial2"/>
    </style:style>
    <style:style style:name="T4" style:family="text">
      <style:text-properties style:font-name="Arial" fo:font-size="10pt" style:font-name-asian="Arial2" style:font-size-asian="10pt" style:font-name-complex="Arial2" style:font-size-complex="10pt"/>
    </style:style>
    <style:style style:name="T5" style:family="text">
      <style:text-properties fo:color="#1155cc" style:text-underline-style="solid" style:text-underline-width="auto" style:text-underline-color="font-color"/>
    </style:style>
    <style:style style:name="T6" style:family="text">
      <style:text-properties fo:font-size="18pt" style:font-size-asian="18pt" style:font-size-complex="18pt"/>
    </style:style>
    <style:style style:name="T7" style:family="text">
      <style:text-properties style:text-position="0% 100%"/>
    </style:style>
    <style:style style:name="T8" style:family="text">
      <style:text-properties style:text-position="0% 100%" style:font-name="Arial" style:font-name-asian="Arial2" style:font-name-complex="Arial2"/>
    </style:style>
    <style:style style:name="T9" style:family="text">
      <style:text-properties style:text-position="0% 100%" style:font-name="Arial" fo:font-style="italic" style:font-name-asian="Arial2" style:font-style-asian="italic" style:font-name-complex="Arial2"/>
    </style:style>
    <style:style style:name="T10" style:family="text">
      <style:text-properties style:text-position="0% 100%" style:font-name="Arial" fo:font-size="10pt" style:font-name-asian="Arial2" style:font-size-asian="10pt" style:font-name-complex="Arial2" style:font-size-complex="10pt"/>
    </style:style>
    <style:style style:name="T11" style:family="text">
      <style:text-properties style:text-position="0% 100%" style:font-name="Courier New" style:font-name-asian="Courier New1" style:font-name-complex="Courier New1"/>
    </style:style>
    <style:style style:name="T12" style:family="text">
      <style:text-properties style:text-position="0% 100%" fo:font-size="14pt" style:font-size-asian="14pt" style:font-size-complex="14pt"/>
    </style:style>
    <style:style style:name="T13" style:family="text">
      <style:text-properties style:text-position="0% 100%" fo:font-size="18pt" style:font-size-asian="18pt" style:font-size-complex="18pt"/>
    </style:style>
    <style:style style:name="T14" style:family="text">
      <style:text-properties fo:color="#666600" style:text-position="0% 100%" style:font-name="Consolas" style:font-name-asian="Consolas1" style:font-name-complex="Consolas1"/>
    </style:style>
    <style:style style:name="T15" style:family="text">
      <style:text-properties fo:color="#666600" style:text-position="0% 100%" style:font-name="Consolas" fo:font-size="11pt" style:font-name-asian="Consolas1" style:font-size-asian="11pt" style:font-name-complex="Consolas1" style:font-size-complex="11pt"/>
    </style:style>
    <style:style style:name="T16" style:family="text">
      <style:text-properties fo:color="#666600" style:text-position="0% 100%" style:font-name="Consolas" fo:font-size="10pt" style:font-name-asian="Consolas1" style:font-size-asian="10pt" style:font-name-complex="Consolas1" style:font-size-complex="10pt"/>
    </style:style>
    <style:style style:name="T17" style:family="text">
      <style:text-properties fo:color="#666600" style:font-name="Consolas" style:font-name-asian="Consolas1" style:font-name-complex="Consolas1"/>
    </style:style>
    <style:style style:name="T18" style:family="text">
      <style:text-properties fo:color="#666600" style:font-name="Consolas" fo:font-size="10pt" style:font-name-asian="Consolas1" style:font-size-asian="10pt" style:font-name-complex="Consolas1" style:font-size-complex="10pt"/>
    </style:style>
    <style:style style:name="T19" style:family="text">
      <style:text-properties fo:color="#666600" style:font-name="Consolas" fo:font-size="11pt" style:font-name-asian="Consolas1" style:font-size-asian="11pt" style:font-name-complex="Consolas1" style:font-size-complex="11pt"/>
    </style:style>
    <style:style style:name="T20" style:family="text">
      <style:text-properties fo:color="#000000" style:text-position="0% 100%" style:font-name="Consolas" style:font-name-asian="Consolas1" style:font-name-complex="Consolas1"/>
    </style:style>
    <style:style style:name="T21" style:family="text">
      <style:text-properties fo:color="#000000" style:text-position="0% 100%" style:font-name="Consolas" fo:font-size="11pt" style:font-name-asian="Consolas1" style:font-size-asian="11pt" style:font-name-complex="Consolas1" style:font-size-complex="11pt"/>
    </style:style>
    <style:style style:name="T22" style:family="text">
      <style:text-properties fo:color="#000000" style:text-position="0% 100%" style:font-name="Consolas" fo:font-size="10pt" style:font-name-asian="Consolas1" style:font-size-asian="10pt" style:font-name-complex="Consolas1" style:font-size-complex="10pt"/>
    </style:style>
    <style:style style:name="T23" style:family="text">
      <style:text-properties fo:color="#000000" style:font-name="Consolas" style:font-name-asian="Consolas1" style:font-name-complex="Consolas1"/>
    </style:style>
    <style:style style:name="T24" style:family="text">
      <style:text-properties fo:color="#000000" style:font-name="Consolas" fo:font-size="11pt" style:font-name-asian="Consolas1" style:font-size-asian="11pt" style:font-name-complex="Consolas1" style:font-size-complex="11pt"/>
    </style:style>
    <style:style style:name="T25" style:family="text">
      <style:text-properties fo:color="#000000" style:font-name="Consolas" fo:font-size="10pt" style:font-name-asian="Consolas1" style:font-size-asian="10pt" style:font-name-complex="Consolas1" style:font-size-complex="10pt"/>
    </style:style>
    <style:style style:name="T26" style:family="text">
      <style:text-properties fo:color="#006666" style:text-position="0% 100%" style:font-name="Consolas" style:font-name-asian="Consolas1" style:font-name-complex="Consolas1"/>
    </style:style>
    <style:style style:name="T27" style:family="text">
      <style:text-properties fo:color="#006666" style:text-position="0% 100%" style:font-name="Consolas" fo:font-size="10pt" style:font-name-asian="Consolas1" style:font-size-asian="10pt" style:font-name-complex="Consolas1" style:font-size-complex="10pt"/>
    </style:style>
    <style:style style:name="T28" style:family="text">
      <style:text-properties fo:color="#006666" style:text-position="0% 100%" style:font-name="Consolas" fo:font-size="11pt" style:font-name-asian="Consolas1" style:font-size-asian="11pt" style:font-name-complex="Consolas1" style:font-size-complex="11pt"/>
    </style:style>
    <style:style style:name="T29" style:family="text">
      <style:text-properties fo:color="#006666" style:font-name="Consolas" style:font-name-asian="Consolas1" style:font-name-complex="Consolas1"/>
    </style:style>
    <style:style style:name="T30" style:family="text">
      <style:text-properties fo:color="#006666" style:font-name="Consolas" fo:font-size="10pt" style:font-name-asian="Consolas1" style:font-size-asian="10pt" style:font-name-complex="Consolas1" style:font-size-complex="10pt"/>
    </style:style>
    <style:style style:name="T31" style:family="text">
      <style:text-properties fo:color="#660066" style:text-position="0% 100%" style:font-name="Consolas" style:font-name-asian="Consolas1" style:font-name-complex="Consolas1"/>
    </style:style>
    <style:style style:name="T32" style:family="text">
      <style:text-properties fo:color="#660066" style:text-position="0% 100%" style:font-name="Consolas" fo:font-size="11pt" style:font-name-asian="Consolas1" style:font-size-asian="11pt" style:font-name-complex="Consolas1" style:font-size-complex="11pt"/>
    </style:style>
    <style:style style:name="T33" style:family="text">
      <style:text-properties fo:color="#660066" style:font-name="Consolas" style:font-name-asian="Consolas1" style:font-name-complex="Consolas1"/>
    </style:style>
    <style:style style:name="T34" style:family="text">
      <style:text-properties fo:font-size="14pt" style:font-size-asian="14pt" style:font-size-complex="14pt"/>
    </style:style>
    <style:style style:name="T35" style:family="text">
      <style:text-properties fo:color="#000088" style:text-position="0% 100%" style:font-name="Consolas" style:font-name-asian="Consolas1" style:font-name-complex="Consolas1"/>
    </style:style>
    <style:style style:name="T36" style:family="text">
      <style:text-properties fo:color="#000088" style:text-position="0% 100%" style:font-name="Consolas" fo:font-size="10pt" style:font-name-asian="Consolas1" style:font-size-asian="10pt" style:font-name-complex="Consolas1" style:font-size-complex="10pt"/>
    </style:style>
    <style:style style:name="T37" style:family="text">
      <style:text-properties fo:color="#000088" style:text-position="0% 100%" style:font-name="Consolas" fo:font-size="11pt" style:font-name-asian="Consolas1" style:font-size-asian="11pt" style:font-name-complex="Consolas1" style:font-size-complex="11pt"/>
    </style:style>
    <style:style style:name="T38" style:family="text">
      <style:text-properties fo:color="#000088" style:font-name="Consolas" style:font-name-asian="Consolas1" style:font-name-complex="Consolas1"/>
    </style:style>
    <style:style style:name="T39" style:family="text">
      <style:text-properties fo:color="#000088" style:font-name="Consolas" fo:font-size="10pt" style:font-name-asian="Consolas1" style:font-size-asian="10pt" style:font-name-complex="Consolas1" style:font-size-complex="10pt"/>
    </style:style>
    <style:style style:name="T40" style:family="text">
      <style:text-properties style:font-name="Courier New" style:font-name-asian="Courier New1" style:font-name-complex="Courier New1"/>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39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1kfvic50bqvj" text:style-name="Index_20_Link" text:visited-style-name="Index_20_Link"><text:span text:style-name="T5">1 mapList/3</text:span></text:a></text:p>
          <text:p text:style-name="P13"><text:a xlink:type="simple" xlink:href="#_a1ite6bzyfph" text:style-name="Index_20_Link" text:visited-style-name="Index_20_Link"><text:span text:style-name="T5">1.1 Predicados que puede recibir maplist</text:span></text:a></text:p>
          <text:p text:style-name="P13"><text:a xlink:type="simple" xlink:href="#_kl502qmp1yby" text:style-name="Index_20_Link" text:visited-style-name="Index_20_Link"><text:span text:style-name="T5">1.2 Inversibilidad</text:span></text:a></text:p>
          <text:p text:style-name="P13"><text:a xlink:type="simple" xlink:href="#_7qlfg55kz21e" text:style-name="Index_20_Link" text:visited-style-name="Index_20_Link"><text:span text:style-name="T5">1.3 Múltiples soluciones</text:span></text:a></text:p>
          <text:p text:style-name="P11"><text:a xlink:type="simple" xlink:href="#_nhvullj3atgk" text:style-name="Index_20_Link" text:visited-style-name="Index_20_Link"><text:span text:style-name="T5">2 setOf/3 (MUUUUUUY BONUS)</text:span></text:a></text:p>
          <text:p text:style-name="P11"><text:a xlink:type="simple" xlink:href="#_9fi60r374u1x" text:style-name="Index_20_Link" text:visited-style-name="Index_20_Link"><text:span text:style-name="T5">3 Definiendo predicados de orden superior</text:span></text:a></text:p>
          <text:p text:style-name="P13"><text:a xlink:type="simple" xlink:href="#_xvei1sc62ktq" text:style-name="Index_20_Link" text:visited-style-name="Index_20_Link"><text:span text:style-name="T5">3.1 Nuestro propio maplist</text:span></text:a></text:p>
          <text:p text:style-name="P13"><text:a xlink:type="simple" xlink:href="#_pqm7whfp71b" text:style-name="Index_20_Link" text:visited-style-name="Index_20_Link"><text:span text:style-name="T5">3.2 Nuestro propio filter</text:span></text:a></text:p>
        </text:index-body>
      </text:table-of-content>
      <text:p text:style-name="P15"/>
      <text:p text:style-name="P27"><text:bookmark text:name="_1kfvic50bqvj"/><text:span text:style-name="T6">1 mapList/3</text:span></text:p>
      <text:p text:style-name="P2"><text:span text:style-name="T8">mapList relaciona </text:span></text:p>
      <text:list xml:id="list6011998070252480001" text:style-name="WWNum1">
        <text:list-item>
          <text:p text:style-name="P18"><text:span text:style-name="T2">un predicado de aridad n (donde n &gt; <text:s/>1) ,</text:span></text:p>
        </text:list-item>
        <text:list-item>
          <text:p text:style-name="P21"><text:span text:style-name="T8">una lista</text:span></text:p>
        </text:list-item>
        <text:list-item>
          <text:p text:style-name="P21"><text:span text:style-name="T8">y otra lista que resulta de evaluar el predicado</text:span></text:p>
        </text:list-item>
      </text:list>
      <text:p text:style-name="P3"/>
      <text:p text:style-name="P2"><text:span text:style-name="T14">?-</text:span><text:span text:style-name="T20">maplist</text:span><text:span text:style-name="T14">(</text:span><text:span text:style-name="T20">length</text:span><text:span text:style-name="T14">,</text:span><text:span text:style-name="T20"> </text:span><text:span text:style-name="T14">[[</text:span><text:span text:style-name="T26">1</text:span><text:span text:style-name="T14">],</text:span><text:span text:style-name="T20"> </text:span><text:span text:style-name="T14">[</text:span><text:span text:style-name="T26">2</text:span><text:span text:style-name="T14">,</text:span><text:span text:style-name="T20"> </text:span><text:span text:style-name="T26">6</text:span><text:span text:style-name="T14">],</text:span><text:span text:style-name="T20"> </text:span><text:span text:style-name="T14">[]],</text:span><text:span text:style-name="T20"> <text:s/></text:span><text:span text:style-name="T31">Transf</text:span><text:span text:style-name="T14">).</text:span></text:p>
      <text:p text:style-name="P2"><text:span text:style-name="T31">Transf</text:span><text:span text:style-name="T20"> </text:span><text:span text:style-name="T14">=</text:span><text:span text:style-name="T20"> </text:span><text:span text:style-name="T14">[</text:span><text:span text:style-name="T26">1</text:span><text:span text:style-name="T14">,</text:span><text:span text:style-name="T20"> </text:span><text:span text:style-name="T26">2</text:span><text:span text:style-name="T14">,</text:span><text:span text:style-name="T20"> </text:span><text:span text:style-name="T26">0]</text:span></text:p>
      <text:p text:style-name="P3"/>
      <text:p text:style-name="P2"><text:span text:style-name="T14">?-</text:span><text:span text:style-name="T20"> maplist</text:span><text:span text:style-name="T14">(</text:span><text:span text:style-name="T20">succ</text:span><text:span text:style-name="T14">,</text:span><text:span text:style-name="T20"> </text:span><text:span text:style-name="T14">[</text:span><text:span text:style-name="T26">5</text:span><text:span text:style-name="T14">,</text:span><text:span text:style-name="T20"> </text:span><text:span text:style-name="T26">6</text:span><text:span text:style-name="T14">,</text:span><text:span text:style-name="T20"> </text:span><text:span text:style-name="T26">7</text:span><text:span text:style-name="T14">],</text:span><text:span text:style-name="T20"> </text:span><text:span text:style-name="T31">Transf</text:span><text:span text:style-name="T14">).</text:span></text:p>
      <text:p text:style-name="P2"><text:soft-page-break/><text:span text:style-name="T31">Transf</text:span><text:span text:style-name="T20"> </text:span><text:span text:style-name="T14">=</text:span><text:span text:style-name="T20"> </text:span><text:span text:style-name="T14">[</text:span><text:span text:style-name="T26">6</text:span><text:span text:style-name="T14">,</text:span><text:span text:style-name="T20"> </text:span><text:span text:style-name="T26">7</text:span><text:span text:style-name="T14">,</text:span><text:span text:style-name="T20"> </text:span><text:span text:style-name="T26">8]</text:span></text:p>
      <text:p text:style-name="P2"/>
      <text:p text:style-name="P2"><text:span text:style-name="T8">La asociación con la función map vista en Haskell es evidente: </text:span></text:p>
      <text:p text:style-name="P2"/>
      <text:p text:style-name="P2"><text:span text:style-name="T21">map </text:span><text:span text:style-name="T15">::</text:span><text:span text:style-name="T21"> </text:span><text:span text:style-name="T15">(</text:span><text:span text:style-name="T21">a </text:span><text:span text:style-name="T15">-&gt;</text:span><text:span text:style-name="T21"> b</text:span><text:span text:style-name="T15">)</text:span><text:span text:style-name="T21"> </text:span><text:span text:style-name="T15">-&gt;</text:span><text:span text:style-name="T21"> </text:span><text:span text:style-name="T15">[</text:span><text:span text:style-name="T21">a</text:span><text:span text:style-name="T15">]</text:span><text:span text:style-name="T21"> </text:span><text:span text:style-name="T15">-&gt;</text:span><text:span text:style-name="T21"> </text:span><text:span text:style-name="T15">[</text:span><text:span text:style-name="T21">b]</text:span></text:p>
      <text:p text:style-name="P2"/>
      <text:p text:style-name="P2"><text:span text:style-name="T8">La función de transformación va de a en b. Veamos qué predicados enviamos como parámetro en los ejemplos del maplist de Prolog: length/2 y succ/2. </text:span></text:p>
      <text:p text:style-name="P26"><text:bookmark text:name="_a1ite6bzyfph"/><text:span text:style-name="T34">1.1 Predicados que puede recibir maplist</text:span></text:p>
      <text:p text:style-name="P2"><text:span text:style-name="T8">¿Qué restricciones de tipo aplican sobre el predicado que enviamos como parámetro? Bueno, tiene sentido que cada elemento de la lista sea “adecuado” para dicho predicado. En el caso de length, esperamos que cada elemento sea una lista. El Prolog que usamos no hace chequeos estáticos, </text:span><text:span text:style-name="T2">sin embargo cuando hacemos</text:span><text:span text:style-name="T8">:</text:span></text:p>
      <text:p text:style-name="P5"/>
      <text:p text:style-name="P2"><text:span text:style-name="T14">?-</text:span><text:span text:style-name="T20"> maplist</text:span><text:span text:style-name="T14">(</text:span><text:span text:style-name="T20">length</text:span><text:span text:style-name="T14">,</text:span><text:span text:style-name="T20"> </text:span><text:span text:style-name="T14">[[</text:span><text:span text:style-name="T26">2</text:span><text:span text:style-name="T14">],</text:span><text:span text:style-name="T20"> </text:span><text:span text:style-name="T26">8</text:span><text:span text:style-name="T14">],</text:span><text:span text:style-name="T20"> X</text:span><text:span text:style-name="T14">).</text:span></text:p>
      <text:p text:style-name="P2"><text:span text:style-name="T33">ERROR: length/2: Type error: `list' expected, found `8'</text:span></text:p>
      <text:p text:style-name="P2"/>
      <text:p text:style-name="P2"><text:span text:style-name="T2">Hay un pequeño control que determina que le</text:span><text:span text:style-name="T8">ngth(8, X) no puede satisfacerse con un valor</text:span><text:span text:style-name="T2"> que no es una lista</text:span><text:span text:style-name="T8">. El lector puede advertir </text:span><text:span text:style-name="T2">cierta</text:span><text:span text:style-name="T8"> </text:span><text:span text:style-name="T2">similitud</text:span><text:span text:style-name="T8"> entre Haskell y Prolog: </text:span></text:p>
      <text:p text:style-name="P2"><text:span text:style-name="T14">&gt;</text:span><text:span text:style-name="T20"> map length </text:span><text:span text:style-name="T14">[[</text:span><text:span text:style-name="T26">2</text:span><text:span text:style-name="T14">],</text:span><text:span text:style-name="T20"> </text:span><text:span text:style-name="T26">8]</text:span></text:p>
      <text:p text:style-name="P2"/>
      <text:p text:style-name="P2"><text:span text:style-name="T8">esa expresión no pueda compilarse:</text:span></text:p>
      <text:p text:style-name="P2"><text:span text:style-name="T20">ERROR </text:span><text:span text:style-name="T14">-</text:span><text:span text:style-name="T20"> </text:span><text:span text:style-name="T31">Illegal</text:span><text:span text:style-name="T20"> </text:span><text:span text:style-name="T31">Haskell</text:span><text:span text:style-name="T20"> </text:span><text:span text:style-name="T26">98</text:span><text:span text:style-name="T20"> </text:span><text:span text:style-name="T35">class</text:span><text:span text:style-name="T20"> constraint </text:span><text:span text:style-name="T35">in</text:span><text:span text:style-name="T20"> inferred type</text:span></text:p>
      <text:p text:style-name="P2"><text:span text:style-name="T14">***</text:span><text:span text:style-name="T20"> </text:span><text:span text:style-name="T31">Expression</text:span><text:span text:style-name="T20"> </text:span><text:span text:style-name="T14">:</text:span><text:span text:style-name="T20"> map length </text:span><text:span text:style-name="T14">[[</text:span><text:span text:style-name="T26">2</text:span><text:span text:style-name="T14">],</text:span><text:span text:style-name="T26">8]</text:span></text:p>
      <text:p text:style-name="P2"><text:span text:style-name="T14">***</text:span><text:span text:style-name="T20"> </text:span><text:span text:style-name="T31">Type</text:span><text:span text:style-name="T20"> <text:s text:c="6"/></text:span><text:span text:style-name="T14">:</text:span><text:span text:style-name="T20"> </text:span><text:span text:style-name="T14">(</text:span><text:span text:style-name="T31">Num</text:span><text:span text:style-name="T20"> a</text:span><text:span text:style-name="T14">,</text:span><text:span text:style-name="T20"> </text:span><text:span text:style-name="T31">Num</text:span><text:span text:style-name="T20"> </text:span><text:span text:style-name="T14">[</text:span><text:span text:style-name="T20">a</text:span><text:span text:style-name="T14">])</text:span><text:span text:style-name="T20"> </text:span><text:span text:style-name="T14">=&gt;</text:span><text:span text:style-name="T20"> </text:span><text:span text:style-name="T14">[</text:span><text:span text:style-name="T31">Int</text:span><text:span text:style-name="T14">]</text:span><text:span text:style-name="T20"> <text:s/></text:span></text:p>
      <text:p text:style-name="P2"><text:span text:style-name="T11"><text:s/></text:span></text:p>
      <text:p text:style-name="P2"><text:soft-page-break/><text:span text:style-name="T8">También podemos utilizar como predicado una función, como abs:</text:span></text:p>
      <text:p text:style-name="P5"/>
      <text:p text:style-name="P2"><text:span text:style-name="T14">?-</text:span><text:span text:style-name="T20"> maplist</text:span><text:span text:style-name="T14">(</text:span><text:span text:style-name="T20">abs</text:span><text:span text:style-name="T14">,</text:span><text:span text:style-name="T20"> </text:span><text:span text:style-name="T14">[</text:span><text:span text:style-name="T26">5</text:span><text:span text:style-name="T14">,</text:span><text:span text:style-name="T20"> </text:span><text:span text:style-name="T14">-</text:span><text:span text:style-name="T26">6</text:span><text:span text:style-name="T14">,</text:span><text:span text:style-name="T20"> </text:span><text:span text:style-name="T26">7</text:span><text:span text:style-name="T14">],</text:span><text:span text:style-name="T20"> X</text:span><text:span text:style-name="T14">).</text:span></text:p>
      <text:p text:style-name="P2"><text:span text:style-name="T20">X </text:span><text:span text:style-name="T14">=</text:span><text:span text:style-name="T20"> </text:span><text:span text:style-name="T14">[</text:span><text:span text:style-name="T26">5</text:span><text:span text:style-name="T14">,</text:span><text:span text:style-name="T20"> </text:span><text:span text:style-name="T26">6</text:span><text:span text:style-name="T14">,</text:span><text:span text:style-name="T20"> </text:span><text:span text:style-name="T26">7]</text:span></text:p>
      <text:p text:style-name="P3"/>
      <text:p text:style-name="P2"><text:span text:style-name="T14">?-</text:span><text:span text:style-name="T20"> maplist</text:span><text:span text:style-name="T14">(</text:span><text:span text:style-name="T20">sign</text:span><text:span text:style-name="T14">,</text:span><text:span text:style-name="T20"> </text:span><text:span text:style-name="T14">[</text:span><text:span text:style-name="T26">5</text:span><text:span text:style-name="T14">,</text:span><text:span text:style-name="T20"> </text:span><text:span text:style-name="T14">-</text:span><text:span text:style-name="T26">6</text:span><text:span text:style-name="T14">,</text:span><text:span text:style-name="T20"> </text:span><text:span text:style-name="T26">7</text:span><text:span text:style-name="T14">],</text:span><text:span text:style-name="T20"> X</text:span><text:span text:style-name="T14">).</text:span></text:p>
      <text:p text:style-name="P2"><text:span text:style-name="T20">X </text:span><text:span text:style-name="T14">=</text:span><text:span text:style-name="T20"> </text:span><text:span text:style-name="T14">[</text:span><text:span text:style-name="T26">1</text:span><text:span text:style-name="T14">,</text:span><text:span text:style-name="T20"> </text:span><text:span text:style-name="T14">-</text:span><text:span text:style-name="T26">1</text:span><text:span text:style-name="T14">,</text:span><text:span text:style-name="T20"> </text:span><text:span text:style-name="T26">1]</text:span></text:p>
      <text:p text:style-name="P2"/>
      <text:p text:style-name="P2"><text:span text:style-name="T8">Y si evaluamos:</text:span></text:p>
      <text:p text:style-name="P2"/>
      <text:p text:style-name="P2"><text:span text:style-name="T14">?-</text:span><text:span text:style-name="T20"> maplist</text:span><text:span text:style-name="T14">(</text:span><text:span text:style-name="T20">plus</text:span><text:span text:style-name="T14">(</text:span><text:span text:style-name="T26">1</text:span><text:span text:style-name="T14">),</text:span><text:span text:style-name="T20"> </text:span><text:span text:style-name="T14">[</text:span><text:span text:style-name="T26">5</text:span><text:span text:style-name="T14">,</text:span><text:span text:style-name="T20"> </text:span><text:span text:style-name="T26">6</text:span><text:span text:style-name="T14">,</text:span><text:span text:style-name="T20"> </text:span><text:span text:style-name="T26">7</text:span><text:span text:style-name="T14">],</text:span><text:span text:style-name="T20"> </text:span><text:span text:style-name="T31">Result</text:span><text:span text:style-name="T14">).</text:span></text:p>
      <text:p text:style-name="P2"><text:span text:style-name="T31">Result</text:span><text:span text:style-name="T20"> </text:span><text:span text:style-name="T14">=</text:span><text:span text:style-name="T20"> </text:span><text:span text:style-name="T14">[</text:span><text:span text:style-name="T26">6</text:span><text:span text:style-name="T14">,</text:span><text:span text:style-name="T20"> </text:span><text:span text:style-name="T26">7</text:span><text:span text:style-name="T14">,</text:span><text:span text:style-name="T20"> </text:span><text:span text:style-name="T26">8</text:span><text:span text:style-name="T14">] </text:span></text:p>
      <text:p text:style-name="P2"><text:span text:style-name="T7"><text:s/></text:span></text:p>
      <text:p text:style-name="P2"><text:span text:style-name="T8">Este ejemplo nos permite observar que, si bien plus es un predicado de aridad 3, en maplist se puede fijar el primer parámetro para dejar libres los últimos dos: el primer argumento libre se asocia a cada elemento de la lista y el otro argumento se relaciona con el resultado final.</text:span></text:p>
      <text:p text:style-name="P5"/>
      <text:p text:style-name="P2"><text:span text:style-name="T8">El corolario es que estamos usando un concepto ya conocido del paradigma funcional: la aplicación parcial:</text:span><text:span text:style-name="T7"> </text:span></text:p>
      <text:p text:style-name="P2"><text:span text:style-name="T14">&gt;</text:span><text:span text:style-name="T20"> map </text:span><text:span text:style-name="T14">(+</text:span><text:span text:style-name="T20"> </text:span><text:span text:style-name="T26">1</text:span><text:span text:style-name="T14">)</text:span><text:span text:style-name="T20"> </text:span><text:span text:style-name="T14">[</text:span><text:span text:style-name="T26">5</text:span><text:span text:style-name="T14">,</text:span><text:span text:style-name="T20"> </text:span><text:span text:style-name="T26">6</text:span><text:span text:style-name="T14">,</text:span><text:span text:style-name="T20"> </text:span><text:span text:style-name="T26">7]</text:span></text:p>
      <text:p text:style-name="P2"><text:span text:style-name="T14">[</text:span><text:span text:style-name="T26">6</text:span><text:span text:style-name="T14">,</text:span><text:span text:style-name="T20"> </text:span><text:span text:style-name="T26">7</text:span><text:span text:style-name="T14">,</text:span><text:span text:style-name="T20"> </text:span><text:span text:style-name="T26">8</text:span><text:span text:style-name="T14">]</text:span><text:span text:style-name="T20"> <text:s text:c="2"/></text:span></text:p>
      <text:p text:style-name="P2"/>
      <text:p text:style-name="P2"><text:span text:style-name="T8">El lector recordará las ventajas de no tener que definir un predicado auxiliar sumarUno/2, y directamente para ello aprovecharse de la definición original de plus/3.</text:span></text:p>
      <text:p text:style-name="P26"><text:bookmark text:name="_kl502qmp1yby"/><text:span text:style-name="T12">1.2 Inversibilidad</text:span></text:p>
      <text:p text:style-name="P2"><text:soft-page-break/><text:span text:style-name="T8">Como hemos visto antes, en el paradigma funcional no existe el concepto de inversibilidad. Resulta interesante pensar qué argumentos de maplist podríamos dejar libres.</text:span></text:p>
      <text:p text:style-name="P14"/>
      <text:p text:style-name="P2"><text:span text:style-name="T8">Como el primer argumento es el predicado de transformación, requiere cierto trabajo generar el conjunto de predicados built-in + los desarrollados por nosotros. Vamos a pensar que el predicado es obligatorio instanciarlo.</text:span></text:p>
      <text:p text:style-name="P14"/>
      <text:p text:style-name="P2"><text:span text:style-name="T8">Pero podemos ver si Prolog es capaz de generar la lista original en base a la lista transformada:</text:span></text:p>
      <text:p text:style-name="P4"/>
      <text:p text:style-name="P2"><text:span text:style-name="T14">?-</text:span><text:span text:style-name="T20"> maplist</text:span><text:span text:style-name="T14">(</text:span><text:span text:style-name="T20">succ</text:span><text:span text:style-name="T14">,</text:span><text:span text:style-name="T20"> </text:span><text:span text:style-name="T31">Original</text:span><text:span text:style-name="T14">,</text:span><text:span text:style-name="T20"> </text:span><text:span text:style-name="T14">[</text:span><text:span text:style-name="T26">2</text:span><text:span text:style-name="T14">,</text:span><text:span text:style-name="T20"> </text:span><text:span text:style-name="T26">8</text:span><text:span text:style-name="T14">,</text:span><text:span text:style-name="T20"> </text:span><text:span text:style-name="T26">3</text:span><text:span text:style-name="T14">]).</text:span></text:p>
      <text:p text:style-name="P2"><text:span text:style-name="T31">Original</text:span><text:span text:style-name="T20"> </text:span><text:span text:style-name="T14">=</text:span><text:span text:style-name="T20"> </text:span><text:span text:style-name="T14">[</text:span><text:span text:style-name="T26">1</text:span><text:span text:style-name="T14">,</text:span><text:span text:style-name="T20"> </text:span><text:span text:style-name="T26">7</text:span><text:span text:style-name="T14">,</text:span><text:span text:style-name="T20"> </text:span><text:span text:style-name="T26">2]</text:span></text:p>
      <text:p text:style-name="P3"/>
      <text:p text:style-name="P2"><text:span text:style-name="T14">?-</text:span><text:span text:style-name="T20"> maplist</text:span><text:span text:style-name="T14">(</text:span><text:span text:style-name="T20">length</text:span><text:span text:style-name="T14">,</text:span><text:span text:style-name="T20"> </text:span><text:span text:style-name="T31">Original</text:span><text:span text:style-name="T14">,</text:span><text:span text:style-name="T20"> </text:span><text:span text:style-name="T14">[</text:span><text:span text:style-name="T26">2</text:span><text:span text:style-name="T14">,</text:span><text:span text:style-name="T20"> </text:span><text:span text:style-name="T26">1</text:span><text:span text:style-name="T14">]).</text:span></text:p>
      <text:p text:style-name="P2"><text:span text:style-name="T31">Original</text:span><text:span text:style-name="T20"> </text:span><text:span text:style-name="T14">=</text:span><text:span text:style-name="T20"> </text:span><text:span text:style-name="T14">[[</text:span><text:span text:style-name="T20">_G400</text:span><text:span text:style-name="T14">,</text:span><text:span text:style-name="T20"> _G403</text:span><text:span text:style-name="T14">],</text:span><text:span text:style-name="T20"> </text:span><text:span text:style-name="T14">[</text:span><text:span text:style-name="T20">_G409</text:span><text:span text:style-name="T14">]] </text:span></text:p>
      <text:p text:style-name="P22"/>
      <text:p text:style-name="P2"><text:span text:style-name="T8">Interesante, ¿eh?</text:span></text:p>
      <text:p text:style-name="P2"><text:span text:style-name="T8">Y fíjense que Prolog nos pregunta si quiere buscar más soluciones: con lo cual podemos abrir el juego de maplist para pensarlo como una relación, en lugar de una simple función de transformación.</text:span></text:p>
      <text:p text:style-name="P23"/>
      <text:p text:style-name="P2"><text:span text:style-name="T8">Y qué pasa cuando queremos hacer:</text:span></text:p>
      <text:p text:style-name="P6"/>
      <text:p text:style-name="P2"><text:span text:style-name="T14">?-</text:span><text:span text:style-name="T20"> maplist</text:span><text:span text:style-name="T14">(</text:span><text:span text:style-name="T20">abs</text:span><text:span text:style-name="T14">,</text:span><text:span text:style-name="T20"> X</text:span><text:span text:style-name="T14">,</text:span><text:span text:style-name="T20"> </text:span><text:span text:style-name="T14">[</text:span><text:span text:style-name="T26">4</text:span><text:span text:style-name="T14">,</text:span><text:span text:style-name="T20"> </text:span><text:span text:style-name="T26">2</text:span><text:span text:style-name="T14">,</text:span><text:span text:style-name="T20"> </text:span><text:span text:style-name="T26">1</text:span><text:span text:style-name="T14">]).</text:span></text:p>
      <text:p text:style-name="P2"><text:span text:style-name="T20">ERROR</text:span><text:span text:style-name="T14">:</text:span><text:span text:style-name="T20"> </text:span><text:span text:style-name="T31">Arguments</text:span><text:span text:style-name="T20"> are </text:span><text:span text:style-name="T35">not</text:span><text:span text:style-name="T20"> sufficiently instantiated</text:span></text:p>
      <text:p text:style-name="P22"/>
      <text:p text:style-name="P2"><text:span text:style-name="T8">Ah… entonces, la inversibilidad ya no depende exclusivamente de los parámetros, sino que también necesitamos que el predicado sea inversible en los argumentos que nosotros queremos.</text:span></text:p>
      <text:p text:style-name="P26"><text:bookmark text:name="_7qlfg55kz21e"/><text:soft-page-break/><text:span text:style-name="T12">1.3 Múltiples soluciones</text:span></text:p>
      <text:p text:style-name="P2"><text:span text:style-name="T8">El predicado between permite dejar el último argumento sin instanciar:</text:span></text:p>
      <text:p text:style-name="P2"><text:span text:style-name="T14">?-</text:span><text:span text:style-name="T20"> between</text:span><text:span text:style-name="T14">(</text:span><text:span text:style-name="T26">3</text:span><text:span text:style-name="T14">,</text:span><text:span text:style-name="T20"> </text:span><text:span text:style-name="T26">5</text:span><text:span text:style-name="T14">,</text:span><text:span text:style-name="T20"> X</text:span><text:span text:style-name="T14">).</text:span></text:p>
      <text:p text:style-name="P2"><text:span text:style-name="T20">X </text:span><text:span text:style-name="T14">=</text:span><text:span text:style-name="T20"> </text:span><text:span text:style-name="T26">3</text:span><text:span text:style-name="T20"> ;</text:span></text:p>
      <text:p text:style-name="P2"><text:span text:style-name="T20">X </text:span><text:span text:style-name="T14">=</text:span><text:span text:style-name="T20"> </text:span><text:span text:style-name="T26">4</text:span><text:span text:style-name="T20"> ;</text:span></text:p>
      <text:p text:style-name="P2"><text:span text:style-name="T20">X </text:span><text:span text:style-name="T14">=</text:span><text:span text:style-name="T20"> </text:span><text:span text:style-name="T26">5</text:span><text:span text:style-name="T20"> ;</text:span></text:p>
      <text:p text:style-name="P2"/>
      <text:p text:style-name="P2"><text:span text:style-name="T8">Entonces podemos aplicar mapList para generar la explosión combinatoria de los números que están entre 3 y 5 y entre 3 y 6</text:span></text:p>
      <text:p text:style-name="P2"><text:span text:style-name="T14">?-</text:span><text:span text:style-name="T20"> maplist</text:span><text:span text:style-name="T14">(</text:span><text:span text:style-name="T20">between</text:span><text:span text:style-name="T14">(</text:span><text:span text:style-name="T26">3</text:span><text:span text:style-name="T14">),</text:span><text:span text:style-name="T20"> </text:span><text:span text:style-name="T14">[</text:span><text:span text:style-name="T26">5</text:span><text:span text:style-name="T14">,</text:span><text:span text:style-name="T20"> </text:span><text:span text:style-name="T26">6</text:span><text:span text:style-name="T14">],</text:span><text:span text:style-name="T20"> X</text:span><text:span text:style-name="T14">).</text:span></text:p>
      <text:p text:style-name="P2"><text:span text:style-name="T20">X </text:span><text:span text:style-name="T14">=</text:span><text:span text:style-name="T20"> </text:span><text:span text:style-name="T14">[</text:span><text:span text:style-name="T26">3</text:span><text:span text:style-name="T14">,</text:span><text:span text:style-name="T20"> </text:span><text:span text:style-name="T26">3</text:span><text:span text:style-name="T14">]</text:span><text:span text:style-name="T20"> ;</text:span></text:p>
      <text:p text:style-name="P2"><text:span text:style-name="T20">X </text:span><text:span text:style-name="T14">=</text:span><text:span text:style-name="T20"> </text:span><text:span text:style-name="T14">[</text:span><text:span text:style-name="T26">3</text:span><text:span text:style-name="T14">,</text:span><text:span text:style-name="T20"> </text:span><text:span text:style-name="T26">4</text:span><text:span text:style-name="T14">]</text:span><text:span text:style-name="T20"> ;</text:span></text:p>
      <text:p text:style-name="P2"><text:span text:style-name="T20">X </text:span><text:span text:style-name="T14">=</text:span><text:span text:style-name="T20"> </text:span><text:span text:style-name="T14">[</text:span><text:span text:style-name="T26">3</text:span><text:span text:style-name="T14">,</text:span><text:span text:style-name="T20"> </text:span><text:span text:style-name="T26">5</text:span><text:span text:style-name="T14">]</text:span><text:span text:style-name="T20"> ;</text:span></text:p>
      <text:p text:style-name="P2"><text:span text:style-name="T20">X </text:span><text:span text:style-name="T14">=</text:span><text:span text:style-name="T20"> </text:span><text:span text:style-name="T14">[</text:span><text:span text:style-name="T26">3</text:span><text:span text:style-name="T14">,</text:span><text:span text:style-name="T20"> </text:span><text:span text:style-name="T26">6</text:span><text:span text:style-name="T14">]</text:span><text:span text:style-name="T20"> ;</text:span></text:p>
      <text:p text:style-name="P2"><text:span text:style-name="T20">X </text:span><text:span text:style-name="T14">=</text:span><text:span text:style-name="T20"> </text:span><text:span text:style-name="T14">[</text:span><text:span text:style-name="T26">4</text:span><text:span text:style-name="T14">,</text:span><text:span text:style-name="T20"> </text:span><text:span text:style-name="T26">3</text:span><text:span text:style-name="T14">]</text:span><text:span text:style-name="T20"> ;</text:span></text:p>
      <text:p text:style-name="P2"><text:span text:style-name="T20">X </text:span><text:span text:style-name="T14">=</text:span><text:span text:style-name="T20"> </text:span><text:span text:style-name="T14">[</text:span><text:span text:style-name="T26">4</text:span><text:span text:style-name="T14">,</text:span><text:span text:style-name="T20"> </text:span><text:span text:style-name="T26">4</text:span><text:span text:style-name="T14">]</text:span><text:span text:style-name="T20"> ;</text:span></text:p>
      <text:p text:style-name="P2"><text:span text:style-name="T20">X </text:span><text:span text:style-name="T14">=</text:span><text:span text:style-name="T20"> </text:span><text:span text:style-name="T14">[</text:span><text:span text:style-name="T26">4</text:span><text:span text:style-name="T14">,</text:span><text:span text:style-name="T20"> </text:span><text:span text:style-name="T26">5</text:span><text:span text:style-name="T14">]</text:span><text:span text:style-name="T20"> ;</text:span></text:p>
      <text:p text:style-name="P2"><text:span text:style-name="T20">X </text:span><text:span text:style-name="T14">=</text:span><text:span text:style-name="T20"> </text:span><text:span text:style-name="T14">[</text:span><text:span text:style-name="T26">4</text:span><text:span text:style-name="T14">,</text:span><text:span text:style-name="T20"> </text:span><text:span text:style-name="T26">6</text:span><text:span text:style-name="T14">]</text:span><text:span text:style-name="T20"> ;</text:span></text:p>
      <text:p text:style-name="P2"><text:span text:style-name="T20">X </text:span><text:span text:style-name="T14">=</text:span><text:span text:style-name="T20"> </text:span><text:span text:style-name="T14">[</text:span><text:span text:style-name="T26">5</text:span><text:span text:style-name="T14">,</text:span><text:span text:style-name="T20"> </text:span><text:span text:style-name="T26">3</text:span><text:span text:style-name="T14">]</text:span><text:span text:style-name="T20"> ;</text:span></text:p>
      <text:p text:style-name="P2"><text:span text:style-name="T20">X </text:span><text:span text:style-name="T14">=</text:span><text:span text:style-name="T20"> </text:span><text:span text:style-name="T14">[</text:span><text:span text:style-name="T26">5</text:span><text:span text:style-name="T14">,</text:span><text:span text:style-name="T20"> </text:span><text:span text:style-name="T26">4</text:span><text:span text:style-name="T14">]</text:span><text:span text:style-name="T20"> ;</text:span></text:p>
      <text:p text:style-name="P2"><text:span text:style-name="T20">X </text:span><text:span text:style-name="T14">=</text:span><text:span text:style-name="T20"> </text:span><text:span text:style-name="T14">[</text:span><text:span text:style-name="T26">5</text:span><text:span text:style-name="T14">,</text:span><text:span text:style-name="T20"> </text:span><text:span text:style-name="T26">5</text:span><text:span text:style-name="T14">]</text:span><text:span text:style-name="T20"> ;</text:span></text:p>
      <text:p text:style-name="P2"><text:span text:style-name="T20">X </text:span><text:span text:style-name="T14">=</text:span><text:span text:style-name="T20"> </text:span><text:span text:style-name="T14">[</text:span><text:span text:style-name="T26">5</text:span><text:span text:style-name="T14">,</text:span><text:span text:style-name="T20"> </text:span><text:span text:style-name="T26">6</text:span><text:span text:style-name="T14">]</text:span><text:span text:style-name="T20"> ;</text:span></text:p>
      <text:p text:style-name="P2"><text:soft-page-break/></text:p>
      <text:p text:style-name="P2"><text:span text:style-name="T8">Hacer lo mismo en Haskell requiere cambiar la forma en que resuelve los cálculos el motor (necesita de conceptos no triviales como las mónadas), por lo que podemos describirla como una característica diferencial entre el map de Haskell y el maplist de Prolog.</text:span></text:p>
      <text:p text:style-name="P5"/>
      <text:p text:style-name="P2"><text:span text:style-name="T8">Otro ejemplo: definimos el predicado anteriores/2 que relaciona un número con su anterior (hasta 0):</text:span></text:p>
      <text:p text:style-name="P2"><text:span text:style-name="T23">anterior</text:span><text:span text:style-name="T17">(</text:span><text:span text:style-name="T33">Numero</text:span><text:span text:style-name="T17">,</text:span><text:span text:style-name="T23"> </text:span><text:span text:style-name="T33">Anterior</text:span><text:span text:style-name="T17">):-</text:span><text:span text:style-name="T23"> </text:span><text:span text:style-name="T33">Anterior</text:span><text:span text:style-name="T23"> </text:span><text:span text:style-name="T38">is</text:span><text:span text:style-name="T23"> </text:span><text:span text:style-name="T33">Numero</text:span><text:span text:style-name="T23"> </text:span><text:span text:style-name="T17">-</text:span><text:span text:style-name="T23"> </text:span><text:span text:style-name="T29">1.</text:span></text:p>
      <text:p text:style-name="P3"/>
      <text:p text:style-name="P2"><text:span text:style-name="T23">anteriores</text:span><text:span text:style-name="T17">(</text:span><text:span text:style-name="T33">Numero</text:span><text:span text:style-name="T17">,</text:span><text:span text:style-name="T23"> </text:span><text:span text:style-name="T33">Anterior</text:span><text:span text:style-name="T17">):-</text:span><text:span text:style-name="T23"> anterior</text:span><text:span text:style-name="T17">(</text:span><text:span text:style-name="T33">Numero</text:span><text:span text:style-name="T17">,</text:span><text:span text:style-name="T23"> </text:span><text:span text:style-name="T33">Anterior</text:span><text:span text:style-name="T17">).</text:span></text:p>
      <text:p text:style-name="P2"><text:span text:style-name="T23">anteriores</text:span><text:span text:style-name="T17">(</text:span><text:span text:style-name="T33">Numero</text:span><text:span text:style-name="T17">,</text:span><text:span text:style-name="T23"> </text:span><text:span text:style-name="T33">Anterior</text:span><text:span text:style-name="T17">):-</text:span></text:p>
      <text:p text:style-name="P2"><text:span text:style-name="T23"><text:s text:c="8"/></text:span><text:span text:style-name="T33">Numero</text:span><text:span text:style-name="T23"> </text:span><text:span text:style-name="T17">&gt;</text:span><text:span text:style-name="T23"> </text:span><text:span text:style-name="T29">1</text:span><text:span text:style-name="T17">,</text:span><text:span text:style-name="T23"> anterior</text:span><text:span text:style-name="T17">(</text:span><text:span text:style-name="T33">Numero</text:span><text:span text:style-name="T17">,</text:span><text:span text:style-name="T23"> </text:span><text:span text:style-name="T33">NAnt</text:span><text:span text:style-name="T17">),</text:span></text:p>
      <text:p text:style-name="P2"><text:span text:style-name="T23"><text:s text:c="8"/>anteriores</text:span><text:span text:style-name="T17">(</text:span><text:span text:style-name="T33">NAnt</text:span><text:span text:style-name="T17">,</text:span><text:span text:style-name="T23"> </text:span><text:span text:style-name="T33">Anterior</text:span><text:span text:style-name="T17">).</text:span></text:p>
      <text:p text:style-name="P2"/>
      <text:p text:style-name="P2"><text:span text:style-name="T18">?-</text:span><text:span text:style-name="T25"> anteriores</text:span><text:span text:style-name="T18">(</text:span><text:span text:style-name="T30">3</text:span><text:span text:style-name="T18">,</text:span><text:span text:style-name="T25"> X</text:span><text:span text:style-name="T18">).</text:span></text:p>
      <text:p text:style-name="P2"><text:span text:style-name="T25">X </text:span><text:span text:style-name="T18">=</text:span><text:span text:style-name="T25"> </text:span><text:span text:style-name="T30">2</text:span><text:span text:style-name="T25"> ;</text:span></text:p>
      <text:p text:style-name="P2"><text:span text:style-name="T25">X </text:span><text:span text:style-name="T18">=</text:span><text:span text:style-name="T25"> </text:span><text:span text:style-name="T30">1</text:span><text:span text:style-name="T25"> ;</text:span></text:p>
      <text:p text:style-name="P2"><text:span text:style-name="T25">X </text:span><text:span text:style-name="T18">=</text:span><text:span text:style-name="T25"> </text:span><text:span text:style-name="T30">0</text:span><text:span text:style-name="T25"> ;</text:span></text:p>
      <text:p text:style-name="P2"><text:span text:style-name="T39">false.</text:span></text:p>
      <text:p text:style-name="P2"/>
      <text:p text:style-name="P2"><text:span text:style-name="T16">?</text:span><text:span text:style-name="T22"> maplist</text:span><text:span text:style-name="T16">(</text:span><text:span text:style-name="T22">anteriores</text:span><text:span text:style-name="T16">,</text:span><text:span text:style-name="T22"> </text:span><text:span text:style-name="T16">[</text:span><text:span text:style-name="T27">1</text:span><text:span text:style-name="T16">,</text:span><text:span text:style-name="T22"> </text:span><text:span text:style-name="T27">2</text:span><text:span text:style-name="T16">,</text:span><text:span text:style-name="T22"> </text:span><text:span text:style-name="T27">4</text:span><text:span text:style-name="T16">],</text:span><text:span text:style-name="T22"> X)</text:span></text:p>
      <text:p text:style-name="P2"><text:span text:style-name="T22">X </text:span><text:span text:style-name="T16">=</text:span><text:span text:style-name="T22"> </text:span><text:span text:style-name="T16">[</text:span><text:span text:style-name="T27">0</text:span><text:span text:style-name="T16">,</text:span><text:span text:style-name="T22"> </text:span><text:span text:style-name="T27">1</text:span><text:span text:style-name="T16">,</text:span><text:span text:style-name="T22"> </text:span><text:span text:style-name="T27">3</text:span><text:span text:style-name="T16">]</text:span><text:span text:style-name="T22"> ;</text:span></text:p>
      <text:p text:style-name="P2"><text:span text:style-name="T22">X </text:span><text:span text:style-name="T16">=</text:span><text:span text:style-name="T22"> </text:span><text:span text:style-name="T16">[</text:span><text:span text:style-name="T27">0</text:span><text:span text:style-name="T16">,</text:span><text:span text:style-name="T22"> </text:span><text:span text:style-name="T27">1</text:span><text:span text:style-name="T16">,</text:span><text:span text:style-name="T22"> </text:span><text:span text:style-name="T27">2</text:span><text:span text:style-name="T16">]</text:span><text:span text:style-name="T22"> ;</text:span></text:p>
      <text:p text:style-name="P2"><text:span text:style-name="T22">X </text:span><text:span text:style-name="T16">=</text:span><text:span text:style-name="T22"> </text:span><text:span text:style-name="T16">[</text:span><text:span text:style-name="T27">0</text:span><text:span text:style-name="T16">,</text:span><text:span text:style-name="T22"> </text:span><text:span text:style-name="T27">1</text:span><text:span text:style-name="T16">,</text:span><text:span text:style-name="T22"> </text:span><text:span text:style-name="T27">1</text:span><text:span text:style-name="T16">]</text:span><text:span text:style-name="T22"> ;</text:span></text:p>
      <text:p text:style-name="P2"><text:soft-page-break/><text:span text:style-name="T22">X </text:span><text:span text:style-name="T16">=</text:span><text:span text:style-name="T22"> </text:span><text:span text:style-name="T16">[</text:span><text:span text:style-name="T27">0</text:span><text:span text:style-name="T16">,</text:span><text:span text:style-name="T22"> </text:span><text:span text:style-name="T27">1</text:span><text:span text:style-name="T16">,</text:span><text:span text:style-name="T22"> </text:span><text:span text:style-name="T27">0</text:span><text:span text:style-name="T16">]</text:span><text:span text:style-name="T22"> ;</text:span></text:p>
      <text:p text:style-name="P2"><text:span text:style-name="T22">X </text:span><text:span text:style-name="T16">=</text:span><text:span text:style-name="T22"> </text:span><text:span text:style-name="T16">[</text:span><text:span text:style-name="T27">0</text:span><text:span text:style-name="T16">,</text:span><text:span text:style-name="T22"> </text:span><text:span text:style-name="T27">0</text:span><text:span text:style-name="T16">,</text:span><text:span text:style-name="T22"> </text:span><text:span text:style-name="T27">3</text:span><text:span text:style-name="T16">]</text:span><text:span text:style-name="T22"> ;</text:span></text:p>
      <text:p text:style-name="P2"><text:span text:style-name="T22">X </text:span><text:span text:style-name="T16">=</text:span><text:span text:style-name="T22"> </text:span><text:span text:style-name="T16">[</text:span><text:span text:style-name="T27">0</text:span><text:span text:style-name="T16">,</text:span><text:span text:style-name="T22"> </text:span><text:span text:style-name="T27">0</text:span><text:span text:style-name="T16">,</text:span><text:span text:style-name="T22"> </text:span><text:span text:style-name="T27">2</text:span><text:span text:style-name="T16">]</text:span><text:span text:style-name="T22"> ;</text:span></text:p>
      <text:p text:style-name="P2"><text:span text:style-name="T22">X </text:span><text:span text:style-name="T16">=</text:span><text:span text:style-name="T22"> </text:span><text:span text:style-name="T16">[</text:span><text:span text:style-name="T27">0</text:span><text:span text:style-name="T16">,</text:span><text:span text:style-name="T22"> </text:span><text:span text:style-name="T27">0</text:span><text:span text:style-name="T16">,</text:span><text:span text:style-name="T22"> </text:span><text:span text:style-name="T27">1</text:span><text:span text:style-name="T16">]</text:span><text:span text:style-name="T22"> ;</text:span></text:p>
      <text:p text:style-name="P2"><text:span text:style-name="T22">X </text:span><text:span text:style-name="T16">=</text:span><text:span text:style-name="T22"> </text:span><text:span text:style-name="T16">[</text:span><text:span text:style-name="T27">0</text:span><text:span text:style-name="T16">,</text:span><text:span text:style-name="T22"> </text:span><text:span text:style-name="T27">0</text:span><text:span text:style-name="T16">,</text:span><text:span text:style-name="T22"> </text:span><text:span text:style-name="T27">0</text:span><text:span text:style-name="T16">]</text:span><text:span text:style-name="T22"> ;</text:span></text:p>
      <text:p text:style-name="P2"><text:span text:style-name="T36">false.</text:span></text:p>
      <text:p text:style-name="P28"><text:bookmark text:name="_nhvullj3atgk"/><text:span text:style-name="T13">2 setOf/3 </text:span><text:span text:style-name="T6">(MUUUUUUY BONUS)</text:span></text:p>
      <text:p text:style-name="P2"><text:span text:style-name="T8">El predicado setOf/3 funciona de manera similar al predicado findall/3, solo que:</text:span></text:p>
      <text:list xml:id="list4045874726770675346" text:style-name="WWNum3">
        <text:list-item>
          <text:p text:style-name="P24"><text:span text:style-name="T8">ordena las soluciones (en base al predicado sort/2)</text:span></text:p>
        </text:list-item>
        <text:list-item>
          <text:p text:style-name="P24"><text:span text:style-name="T8">elimina los repetidos</text:span></text:p>
        </text:list-item>
        <text:list-item>
          <text:p text:style-name="P24"><text:span text:style-name="T8">y trabaja con “corte de control” por cada variable que quede sin ligar</text:span></text:p>
        </text:list-item>
      </text:list>
      <text:p text:style-name="P5"/>
      <text:p text:style-name="P2"><text:span text:style-name="T8">Vemos un ejemplo. Dada la base de conocimientos:</text:span></text:p>
      <text:p text:style-name="P2"><text:span text:style-name="T20">hijo</text:span><text:span text:style-name="T14">(</text:span><text:span text:style-name="T20">homero</text:span><text:span text:style-name="T14">,</text:span><text:span text:style-name="T20"> maggie</text:span><text:span text:style-name="T14">).</text:span></text:p>
      <text:p text:style-name="P2"><text:span text:style-name="T20">hijo</text:span><text:span text:style-name="T14">(</text:span><text:span text:style-name="T20">homero</text:span><text:span text:style-name="T14">,</text:span><text:span text:style-name="T20"> bart</text:span><text:span text:style-name="T14">).</text:span></text:p>
      <text:p text:style-name="P2"><text:span text:style-name="T20">hijo</text:span><text:span text:style-name="T14">(</text:span><text:span text:style-name="T20">homero</text:span><text:span text:style-name="T14">,</text:span><text:span text:style-name="T20"> lisa</text:span><text:span text:style-name="T14">).</text:span></text:p>
      <text:p text:style-name="P2"><text:span text:style-name="T20">hijo</text:span><text:span text:style-name="T14">(</text:span><text:span text:style-name="T20">fernando</text:span><text:span text:style-name="T14">,</text:span><text:span text:style-name="T20"> melina</text:span><text:span text:style-name="T14">).</text:span></text:p>
      <text:p text:style-name="P2"><text:span text:style-name="T20">hijo</text:span><text:span text:style-name="T14">(</text:span><text:span text:style-name="T20">fernando</text:span><text:span text:style-name="T14">,</text:span><text:span text:style-name="T20"> chiara</text:span><text:span text:style-name="T14">).</text:span></text:p>
      <text:p text:style-name="P2"/>
      <text:p text:style-name="P2"><text:span text:style-name="T8">Hacemos la consulta:</text:span></text:p>
      <text:p text:style-name="P2"><text:span text:style-name="T14">?-</text:span><text:span text:style-name="T20"> setof</text:span><text:span text:style-name="T14">(</text:span><text:span text:style-name="T31">Hijo</text:span><text:span text:style-name="T14">,</text:span><text:span text:style-name="T20"> hijo</text:span><text:span text:style-name="T14">(</text:span><text:span text:style-name="T31">Padre</text:span><text:span text:style-name="T14">,</text:span><text:span text:style-name="T20"> </text:span><text:span text:style-name="T31">Hijo</text:span><text:span text:style-name="T14">),</text:span><text:span text:style-name="T20"> </text:span><text:span text:style-name="T31">Hijos</text:span><text:span text:style-name="T14">).</text:span></text:p>
      <text:p text:style-name="P2"><text:soft-page-break/><text:span text:style-name="T31">Hijo</text:span><text:span text:style-name="T20"> </text:span><text:span text:style-name="T14">=</text:span><text:span text:style-name="T20"> _G662</text:span></text:p>
      <text:p text:style-name="P2"><text:span text:style-name="T31">Padre</text:span><text:span text:style-name="T20"> </text:span><text:span text:style-name="T14">=</text:span><text:span text:style-name="T20"> homero</text:span></text:p>
      <text:p text:style-name="P2"><text:span text:style-name="T31">Hijos</text:span><text:span text:style-name="T20"> </text:span><text:span text:style-name="T14">=</text:span><text:span text:style-name="T20"> </text:span><text:span text:style-name="T14">[</text:span><text:span text:style-name="T20">bart</text:span><text:span text:style-name="T14">,</text:span><text:span text:style-name="T20"> lisa</text:span><text:span text:style-name="T14">,</text:span><text:span text:style-name="T20"> maggie</text:span><text:span text:style-name="T14">]</text:span><text:span text:style-name="T20"> ;</text:span></text:p>
      <text:p text:style-name="P3"/>
      <text:p text:style-name="P2"><text:span text:style-name="T31">Hijo</text:span><text:span text:style-name="T20"> </text:span><text:span text:style-name="T14">=</text:span><text:span text:style-name="T20"> _G662</text:span></text:p>
      <text:p text:style-name="P2"><text:span text:style-name="T31">Padre</text:span><text:span text:style-name="T20"> </text:span><text:span text:style-name="T14">=</text:span><text:span text:style-name="T20"> fernando</text:span></text:p>
      <text:p text:style-name="P2"><text:span text:style-name="T31">Hijos</text:span><text:span text:style-name="T20"> </text:span><text:span text:style-name="T14">=</text:span><text:span text:style-name="T20"> </text:span><text:span text:style-name="T14">[</text:span><text:span text:style-name="T20">chiara</text:span><text:span text:style-name="T14">,</text:span><text:span text:style-name="T20"> melina]</text:span></text:p>
      <text:p text:style-name="P2"/>
      <text:p text:style-name="P2"><text:span text:style-name="T8">Entonces, mientras que con findall debemos unificar previamente la variable padre con un predicado generador padre/1:</text:span></text:p>
      <text:p text:style-name="P2"><text:span text:style-name="T14">?-</text:span><text:span text:style-name="T20"> padre</text:span><text:span text:style-name="T14">(</text:span><text:span text:style-name="T31">Padre</text:span><text:span text:style-name="T14">),</text:span><text:span text:style-name="T20"> findall</text:span><text:span text:style-name="T14">(</text:span><text:span text:style-name="T31">Hijo</text:span><text:span text:style-name="T14">,</text:span><text:span text:style-name="T20"> hijo</text:span><text:span text:style-name="T14">(</text:span><text:span text:style-name="T31">Padre</text:span><text:span text:style-name="T14">,</text:span><text:span text:style-name="T20"> </text:span><text:span text:style-name="T31">Hijo</text:span><text:span text:style-name="T14">),</text:span><text:span text:style-name="T20"> </text:span><text:span text:style-name="T31">Hijos</text:span><text:span text:style-name="T14">).</text:span></text:p>
      <text:p text:style-name="P2"><text:span text:style-name="T31">Padre</text:span><text:span text:style-name="T20"> </text:span><text:span text:style-name="T14">=</text:span><text:span text:style-name="T20"> homero</text:span></text:p>
      <text:p text:style-name="P2"><text:span text:style-name="T31">Hijo</text:span><text:span text:style-name="T20"> </text:span><text:span text:style-name="T14">=</text:span><text:span text:style-name="T20"> _G662</text:span></text:p>
      <text:p text:style-name="P2"><text:span text:style-name="T31">Hijos</text:span><text:span text:style-name="T20"> </text:span><text:span text:style-name="T14">=</text:span><text:span text:style-name="T20"> </text:span><text:span text:style-name="T14">[</text:span><text:span text:style-name="T20">bart</text:span><text:span text:style-name="T14">,</text:span><text:span text:style-name="T20"> lisa</text:span><text:span text:style-name="T14">,</text:span><text:span text:style-name="T20"> maggie</text:span><text:span text:style-name="T14">]</text:span><text:span text:style-name="T20"> ;</text:span></text:p>
      <text:p text:style-name="P3"/>
      <text:p text:style-name="P2"><text:span text:style-name="T31">Padre</text:span><text:span text:style-name="T20"> </text:span><text:span text:style-name="T14">=</text:span><text:span text:style-name="T20"> fernando</text:span></text:p>
      <text:p text:style-name="P2"><text:span text:style-name="T31">Hijo</text:span><text:span text:style-name="T20"> </text:span><text:span text:style-name="T14">=</text:span><text:span text:style-name="T20"> _G662</text:span></text:p>
      <text:p text:style-name="P2"><text:span text:style-name="T31">Hijos</text:span><text:span text:style-name="T20"> </text:span><text:span text:style-name="T14">=</text:span><text:span text:style-name="T20"> </text:span><text:span text:style-name="T14">[</text:span><text:span text:style-name="T20">chiara</text:span><text:span text:style-name="T14">,</text:span><text:span text:style-name="T20"> melina]</text:span></text:p>
      <text:p text:style-name="P2"/>
      <text:p text:style-name="P2"><text:span text:style-name="T8">Para evitar los cortes de control por variables, se utiliza una sintaxis propia de la implementación <text:s/>de setof/3 ( y aplicable también a bagof/3), que tiene la siguiente estructura:</text:span></text:p>
      <text:p text:style-name="P2"><text:span text:style-name="T9">Variable que queremos que quede sin ligar^Otra variable que queremos sin ligar^…^predicado</text:span></text:p>
      <text:p text:style-name="P5"/>
      <text:p text:style-name="P2"><text:soft-page-break/><text:span text:style-name="T8">El mismo ejemplo permite determinar cuántos hijos hay en la base de conocimientos, sin importar los padres:</text:span></text:p>
      <text:p text:style-name="P2"><text:span text:style-name="T14">?-</text:span><text:span text:style-name="T20"> setof</text:span><text:span text:style-name="T14">(</text:span><text:span text:style-name="T31">Hijo</text:span><text:span text:style-name="T14">,</text:span><text:span text:style-name="T20"> </text:span><text:span text:style-name="T31">Padre</text:span><text:span text:style-name="T14">^</text:span><text:span text:style-name="T20">hijo</text:span><text:span text:style-name="T14">(</text:span><text:span text:style-name="T31">Padre</text:span><text:span text:style-name="T14">,</text:span><text:span text:style-name="T20"> </text:span><text:span text:style-name="T31">Hijo</text:span><text:span text:style-name="T14">),</text:span><text:span text:style-name="T20"> </text:span><text:span text:style-name="T31">Hijos</text:span><text:span text:style-name="T14">).</text:span></text:p>
      <text:p text:style-name="P2"><text:span text:style-name="T31">Hijo</text:span><text:span text:style-name="T20"> </text:span><text:span text:style-name="T14">=</text:span><text:span text:style-name="T20"> _G501</text:span></text:p>
      <text:p text:style-name="P2"><text:span text:style-name="T31">Padre</text:span><text:span text:style-name="T20"> </text:span><text:span text:style-name="T14">=</text:span><text:span text:style-name="T20"> _G500</text:span></text:p>
      <text:p text:style-name="P2"><text:span text:style-name="T31">Hijos</text:span><text:span text:style-name="T20"> </text:span><text:span text:style-name="T14">=</text:span><text:span text:style-name="T20"> </text:span><text:span text:style-name="T14">[</text:span><text:span text:style-name="T20">bart</text:span><text:span text:style-name="T14">,</text:span><text:span text:style-name="T20"> chiara</text:span><text:span text:style-name="T14">,</text:span><text:span text:style-name="T20"> lisa</text:span><text:span text:style-name="T14">,</text:span><text:span text:style-name="T20"> maggie</text:span><text:span text:style-name="T14">,</text:span><text:span text:style-name="T20"> melina</text:span><text:span text:style-name="T14">] </text:span></text:p>
      <text:p text:style-name="P2"/>
      <text:p text:style-name="P2"><text:span text:style-name="T8">¿Qué sentido tiene este último ejemplo, si el setof pareciera comportarse igual que el findall?</text:span></text:p>
      <text:list xml:id="list7408998376594609822" text:style-name="WWNum2">
        <text:list-item>
          <text:p text:style-name="P19"><text:span text:style-name="T8">En realidad el findall devuelve las soluciones a medida que las encuentra. Setof las ordena (eso permite que chiara aparezca entre bart y lisa) y además </text:span><text:span text:style-name="T2">elimina </text:span><text:span text:style-name="T8">los repetidos (si tuviéramos dos individuos lisa aparecerían una sola vez).</text:span></text:p>
        </text:list-item>
      </text:list>
      <text:p text:style-name="P16"/>
      <text:list xml:id="list122012630298886" text:continue-numbering="true" text:style-name="WWNum2">
        <text:list-item>
          <text:p text:style-name="P19"><text:span text:style-name="T8">El setof me permite armar fácilmente predicados generadores sin repetidos (que tanto problema parecen causar a los alumnos):</text:span></text:p>
        </text:list-item>
      </text:list>
      <text:p text:style-name="P5"/>
      <text:p text:style-name="P2"><text:span text:style-name="T20">padre</text:span><text:span text:style-name="T14">(</text:span><text:span text:style-name="T31">Padre</text:span><text:span text:style-name="T14">):-</text:span><text:span text:style-name="T20">setof</text:span><text:span text:style-name="T14">(</text:span><text:span text:style-name="T20">P</text:span><text:span text:style-name="T14">,</text:span><text:span text:style-name="T20"> </text:span><text:span text:style-name="T31">Hijo</text:span><text:span text:style-name="T14">^</text:span><text:span text:style-name="T20">hijo</text:span><text:span text:style-name="T14">(</text:span><text:span text:style-name="T20">P</text:span><text:span text:style-name="T14">,</text:span><text:span text:style-name="T20"> </text:span><text:span text:style-name="T31">Hijo</text:span><text:span text:style-name="T14">),</text:span><text:span text:style-name="T20"> </text:span><text:span text:style-name="T31">Padres</text:span><text:span text:style-name="T14">), </text:span></text:p>
      <text:p text:style-name="P2"><text:span text:style-name="T20"><text:s text:c="14"/>member</text:span><text:span text:style-name="T14">(</text:span><text:span text:style-name="T31">Padre</text:span><text:span text:style-name="T14">,</text:span><text:span text:style-name="T20"> </text:span><text:span text:style-name="T31">Padres</text:span><text:span text:style-name="T14">).</text:span></text:p>
      <text:p text:style-name="P2"/>
      <text:list xml:id="list5233500250819877029" text:style-name="WWNum4">
        <text:list-item>
          <text:p text:style-name="P20"><text:span text:style-name="T8">Al <text:s/>interferir la forma en que el motor unifica o deja libre ciertas variables empezamos a alejarnos de la inocencia original en la que abordamos la programación lógica. </text:span></text:p>
        </text:list-item>
      </text:list>
      <text:p text:style-name="P5"/>
      <text:p text:style-name="P27"><text:bookmark text:name="_9fi60r374u1x"/><text:span text:style-name="T13">3 Definiendo predicados de orden superior</text:span></text:p>
      <text:p text:style-name="P2"><text:span text:style-name="T8">De la misma manera que en Haskell podíamos invocar a una función recibida como parámetro</text:span></text:p>
      <text:p text:style-name="P2"><text:span text:style-name="T20">map f xs </text:span><text:span text:style-name="T14">=</text:span><text:span text:style-name="T20"> </text:span><text:span text:style-name="T14">[</text:span><text:span text:style-name="T20"> f x </text:span><text:span text:style-name="T14">|</text:span><text:span text:style-name="T20"> x </text:span><text:span text:style-name="T14">&lt;-</text:span><text:span text:style-name="T20"> xs ]</text:span></text:p>
      <text:p text:style-name="P2"/>
      <text:p text:style-name="P2"><text:span text:style-name="T8">en Prolog contamos con el predicado call/1 o call/_ que permite evaluar un predicado pasado como parámetro:</text:span></text:p>
      <text:p text:style-name="P2"><text:soft-page-break/></text:p>
      <text:p text:style-name="P2"><text:span text:style-name="T14">?</text:span><text:span text:style-name="T20"> call</text:span><text:span text:style-name="T14">(</text:span><text:span text:style-name="T20">hijo</text:span><text:span text:style-name="T14">(</text:span><text:span text:style-name="T31">Padre</text:span><text:span text:style-name="T14">,</text:span><text:span text:style-name="T20"> </text:span><text:span text:style-name="T31">Hijo</text:span><text:span text:style-name="T14">)).</text:span></text:p>
      <text:p text:style-name="P2"><text:span text:style-name="T31">Padre</text:span><text:span text:style-name="T20"> </text:span><text:span text:style-name="T14">=</text:span><text:span text:style-name="T20"> homero</text:span></text:p>
      <text:p text:style-name="P2"><text:span text:style-name="T31">Hijo</text:span><text:span text:style-name="T20"> </text:span><text:span text:style-name="T14">=</text:span><text:span text:style-name="T20"> maggie </text:span><text:span text:style-name="T14">; </text:span></text:p>
      <text:p text:style-name="P2"><text:span text:style-name="T17">...</text:span></text:p>
      <text:p text:style-name="P3"/>
      <text:p text:style-name="P2"><text:span text:style-name="T14">?-</text:span><text:span text:style-name="T20"> call</text:span><text:span text:style-name="T14">(</text:span><text:span text:style-name="T20">hijo</text:span><text:span text:style-name="T14">(</text:span><text:span text:style-name="T31">Padre</text:span><text:span text:style-name="T14">,</text:span><text:span text:style-name="T20"> bart</text:span><text:span text:style-name="T14">)).</text:span></text:p>
      <text:p text:style-name="P2"><text:span text:style-name="T31">Padre</text:span><text:span text:style-name="T20"> </text:span><text:span text:style-name="T14">=</text:span><text:span text:style-name="T20"> homero</text:span></text:p>
      <text:p text:style-name="P2"/>
      <text:p text:style-name="P2"><text:span text:style-name="T11">?- call(plus(1), 2, X).</text:span><text:span text:style-name="T7"> </text:span><text:tab/><text:span text:style-name="T7">call/_ permite separar la llamada en múltiples argumentos</text:span></text:p>
      <text:p text:style-name="P2"><text:span text:style-name="T11">X = 3 ;</text:span></text:p>
      <text:p text:style-name="P2"/>
      <text:p text:style-name="P2"><text:span text:style-name="T8">Esto pemite subir el grado de abstracción de un predicado:</text:span></text:p>
      <text:p text:style-name="P2"><text:span text:style-name="T11">q(X):-p(X). <text:s text:c="13"/></text:span><text:span text:style-name="T40"><text:tab/></text:span>predicado de primer orden</text:p>
      <text:p text:style-name="P2"><text:span text:style-name="T11">q(X, P):-call(P, X).<text:tab/></text:span><text:span text:style-name="T40"><text:tab/></text:span>predicado de orden superior</text:p>
      <text:p text:style-name="P26"><text:bookmark text:name="_xvei1sc62ktq"/><text:span text:style-name="T34">3.1 Nuestro propio maplist</text:span></text:p>
      <text:p text:style-name="P2"><text:span text:style-name="T8">Pensemos cómo codificar el predicado maplist a partir de estas definiciones:</text:span></text:p>
      <text:p text:style-name="P2"><text:span text:style-name="T20">maplist</text:span><text:span text:style-name="T14">(</text:span><text:span text:style-name="T20">_</text:span><text:span text:style-name="T14">,</text:span><text:span text:style-name="T20"> </text:span><text:span text:style-name="T14">[],</text:span><text:span text:style-name="T20"> </text:span><text:span text:style-name="T14">[]).</text:span></text:p>
      <text:p text:style-name="P2"><text:span text:style-name="T20">maplist</text:span><text:span text:style-name="T14">(</text:span><text:span text:style-name="T31">PredicadoTransformador</text:span><text:span text:style-name="T14">,</text:span><text:span text:style-name="T20"> </text:span><text:span text:style-name="T14">[</text:span><text:span text:style-name="T31">Orig</text:span><text:span text:style-name="T14">|</text:span><text:span text:style-name="T31">Origs</text:span><text:span text:style-name="T14">],</text:span><text:span text:style-name="T20"> </text:span><text:span text:style-name="T14">[</text:span><text:span text:style-name="T31">Transf</text:span><text:span text:style-name="T14">|</text:span><text:span text:style-name="T31">Transfs</text:span><text:span text:style-name="T14">]):-</text:span></text:p>
      <text:p text:style-name="P2"><text:span text:style-name="T20"><text:s text:c="5"/>call</text:span><text:span text:style-name="T14">(</text:span><text:span text:style-name="T31">PredicadoTransformador</text:span><text:span text:style-name="T14">,</text:span><text:span text:style-name="T20"> </text:span><text:span text:style-name="T31">Orig</text:span><text:span text:style-name="T14">,</text:span><text:span text:style-name="T20"> </text:span><text:span text:style-name="T31">Transf</text:span><text:span text:style-name="T14">),</text:span></text:p>
      <text:p text:style-name="P2"><text:span text:style-name="T20"><text:s text:c="5"/>maplist</text:span><text:span text:style-name="T14">(</text:span><text:span text:style-name="T31">PredicadoTransformador</text:span><text:span text:style-name="T14">,</text:span><text:span text:style-name="T20"> </text:span><text:span text:style-name="T31">Origs</text:span><text:span text:style-name="T14">,</text:span><text:span text:style-name="T20"> </text:span><text:span text:style-name="T31">Transfs</text:span><text:span text:style-name="T14">).</text:span></text:p>
      <text:p text:style-name="P26"><text:bookmark text:name="_pqm7whfp71b"/><text:soft-page-break/><text:span text:style-name="T34">3.2 Nuestro propio filter</text:span></text:p>
      <text:p text:style-name="P2"><text:span text:style-name="T8">Podemos pensar en un predicado que relacione los elementos originales de una lista con los que cumplen un determinado criterio. La primera versión la resolvemos con find</text:span><text:span text:style-name="T2">all:</text:span><text:span text:style-name="T8"> </text:span></text:p>
      <text:p text:style-name="P2"/>
      <text:p text:style-name="P2"><text:span text:style-name="T20">even</text:span><text:span text:style-name="T14">(</text:span><text:span text:style-name="T20">X</text:span><text:span text:style-name="T14">):-</text:span><text:span text:style-name="T26">0</text:span><text:span text:style-name="T20"> </text:span><text:span text:style-name="T35">is</text:span><text:span text:style-name="T20"> X rem </text:span><text:span text:style-name="T26">2.</text:span></text:p>
      <text:p text:style-name="P3"/>
      <text:p text:style-name="P2"><text:span text:style-name="T20">filter</text:span><text:span text:style-name="T14">(</text:span><text:span text:style-name="T31">Criterio</text:span><text:span text:style-name="T14">,</text:span><text:span text:style-name="T20"> </text:span><text:span text:style-name="T31">ListaOriginal</text:span><text:span text:style-name="T14">,</text:span><text:span text:style-name="T20"> </text:span><text:span text:style-name="T31">ListaNueva</text:span><text:span text:style-name="T14">):-</text:span></text:p>
      <text:p text:style-name="P2"><text:span text:style-name="T20"><text:s text:c="3"/>findall</text:span><text:span text:style-name="T14">(</text:span><text:span text:style-name="T31">Elem</text:span><text:span text:style-name="T14">,</text:span><text:span text:style-name="T20"> </text:span><text:span text:style-name="T14">(</text:span><text:span text:style-name="T20">member</text:span><text:span text:style-name="T14">(</text:span><text:span text:style-name="T31">Elem</text:span><text:span text:style-name="T14">,</text:span><text:span text:style-name="T20"> </text:span><text:span text:style-name="T31">ListaOriginal</text:span><text:span text:style-name="T14">),</text:span><text:span text:style-name="T20"> call</text:span><text:span text:style-name="T14">(</text:span><text:span text:style-name="T31">Criterio</text:span><text:span text:style-name="T14">,</text:span><text:span text:style-name="T20"> </text:span><text:span text:style-name="T31">Elem</text:span><text:span text:style-name="T14">)),</text:span><text:span text:style-name="T20"> </text:span><text:span text:style-name="T31">ListaNueva</text:span><text:span text:style-name="T14">).</text:span></text:p>
      <text:p text:style-name="P2"/>
      <text:p text:style-name="P2"><text:span text:style-name="T8">Esto nos permite </text:span><text:span text:style-name="T2">hacer la siguiente consulta</text:span><text:span text:style-name="T8">:</text:span></text:p>
      <text:p text:style-name="P2"><text:span text:style-name="T14">?-</text:span><text:span text:style-name="T20"> filter</text:span><text:span text:style-name="T14">(</text:span><text:span text:style-name="T20">even</text:span><text:span text:style-name="T14">,</text:span><text:span text:style-name="T20"> </text:span><text:span text:style-name="T14">[</text:span><text:span text:style-name="T26">1</text:span><text:span text:style-name="T14">,</text:span><text:span text:style-name="T20"> </text:span><text:span text:style-name="T26">5</text:span><text:span text:style-name="T14">,</text:span><text:span text:style-name="T20"> </text:span><text:span text:style-name="T26">2</text:span><text:span text:style-name="T14">,</text:span><text:span text:style-name="T20"> </text:span><text:span text:style-name="T26">3</text:span><text:span text:style-name="T14">,</text:span><text:span text:style-name="T20"> </text:span><text:span text:style-name="T26">4</text:span><text:span text:style-name="T14">,</text:span><text:span text:style-name="T20"> </text:span><text:span text:style-name="T26">7</text:span><text:span text:style-name="T14">],</text:span><text:span text:style-name="T20"> X</text:span><text:span text:style-name="T14">).</text:span></text:p>
      <text:p text:style-name="P2"><text:span text:style-name="T20">X </text:span><text:span text:style-name="T14">=</text:span><text:span text:style-name="T20"> </text:span><text:span text:style-name="T14">[</text:span><text:span text:style-name="T26">2</text:span><text:span text:style-name="T14">,</text:span><text:span text:style-name="T20"> </text:span><text:span text:style-name="T26">4</text:span><text:span text:style-name="T14">]</text:span><text:span text:style-name="T20"> ;</text:span></text:p>
      <text:p text:style-name="P16"/>
      <text:p text:style-name="P2"><text:span text:style-name="T2">Tengamos en cuenta que el predicado Criterio debe ser de aridad 1, debido a la forma en que lo usamos con call. </text:span></text:p>
      <text:p text:style-name="P5"/>
      <text:p text:style-name="P2"><text:span text:style-name="T2">Existe una versión built-in de este filter que hicimos, y es </text:span><text:span text:style-name="T3">include/3</text:span><text:span text:style-name="T2">.</text:span></text:p>
      <text:p text:style-name="P5"/>
      <text:p text:style-name="P2"><text:span text:style-name="T8">El predicado filter no es inversible para los primeros dos argumentos, dado que no podemos satisfacer call(Criterio, Elem) dado member(Elem, Original) sin conocer la lista original.</text:span></text:p>
      <text:p text:style-name="P5"/>
      <text:p text:style-name="P2"><text:span text:style-name="T8">De hecho, el maplist podríamos haberlo definido en función al findall</text:span></text:p>
      <text:p text:style-name="P2"><text:span text:style-name="T20">maplistF</text:span><text:span text:style-name="T14">(</text:span><text:span text:style-name="T31">PredTransf</text:span><text:span text:style-name="T14">,</text:span><text:span text:style-name="T20"> </text:span><text:span text:style-name="T31">Original</text:span><text:span text:style-name="T14">,</text:span><text:span text:style-name="T20"> </text:span><text:span text:style-name="T31">Nueva</text:span><text:span text:style-name="T14">):-</text:span></text:p>
      <text:p text:style-name="P2"><text:span text:style-name="T20"><text:s text:c="3"/>findall</text:span><text:span text:style-name="T14">(</text:span><text:span text:style-name="T31">Result</text:span><text:span text:style-name="T14">,</text:span><text:span text:style-name="T20"> </text:span><text:span text:style-name="T14">(</text:span><text:span text:style-name="T20">member</text:span><text:span text:style-name="T14">(</text:span><text:span text:style-name="T31">Elem</text:span><text:span text:style-name="T14">,</text:span><text:span text:style-name="T20"> </text:span><text:span text:style-name="T31">Original</text:span><text:span text:style-name="T14">), </text:span></text:p>
      <text:p text:style-name="P2"><text:soft-page-break/><text:span text:style-name="T20"><text:s text:c="20"/>call</text:span><text:span text:style-name="T14">(</text:span><text:span text:style-name="T31">PredTransf</text:span><text:span text:style-name="T14">,</text:span><text:span text:style-name="T20"> </text:span><text:span text:style-name="T31">Elem</text:span><text:span text:style-name="T14">,</text:span><text:span text:style-name="T20"> </text:span><text:span text:style-name="T31">Result</text:span><text:span text:style-name="T14">)),</text:span><text:span text:style-name="T20"> </text:span><text:span text:style-name="T31">Nueva</text:span><text:span text:style-name="T14">).</text:span></text:p>
      <text:p text:style-name="P2"/>
      <text:p text:style-name="P2"><text:span text:style-name="T8">Pero eso no nos permite pedir consultas como ésta:</text:span></text:p>
      <text:p text:style-name="P2"><text:span text:style-name="T14">?-</text:span><text:span text:style-name="T20"> maplist2</text:span><text:span text:style-name="T14">(</text:span><text:span text:style-name="T20">plus</text:span><text:span text:style-name="T14">(</text:span><text:span text:style-name="T26">1</text:span><text:span text:style-name="T14">),</text:span><text:span text:style-name="T20"> X</text:span><text:span text:style-name="T14">,</text:span><text:span text:style-name="T20"> </text:span><text:span text:style-name="T14">[</text:span><text:span text:style-name="T26">5</text:span><text:span text:style-name="T14">,</text:span><text:span text:style-name="T20"> </text:span><text:span text:style-name="T26">6</text:span><text:span text:style-name="T14">,</text:span><text:span text:style-name="T20"> </text:span><text:span text:style-name="T26">7</text:span><text:span text:style-name="T14">]).</text:span></text:p>
      <text:p text:style-name="P2"><text:span text:style-name="T20">ERROR</text:span><text:span text:style-name="T14">:</text:span><text:span text:style-name="T20"> succ</text:span><text:span text:style-name="T14">/</text:span><text:span text:style-name="T26">2</text:span><text:span text:style-name="T14">:</text:span><text:span text:style-name="T20"> </text:span><text:span text:style-name="T31">Arguments</text:span><text:span text:style-name="T20"> are </text:span><text:span text:style-name="T35">not</text:span><text:span text:style-name="T20"> sufficiently instantiated</text:span></text:p>
      <text:p text:style-name="P2"><text:span text:style-name="T8">por el mismo motivo que en filter.</text:span></text:p>
      <text:p text:style-name="P5"/>
      <text:p text:style-name="P2"><text:span text:style-name="T8">Ahora qué pasa si definimos filter en forma recursiva:</text:span></text:p>
      <text:p text:style-name="P2"><text:span text:style-name="T20">filter2</text:span><text:span text:style-name="T14">(</text:span><text:span text:style-name="T20">_</text:span><text:span text:style-name="T14">,</text:span><text:span text:style-name="T20"> </text:span><text:span text:style-name="T14">[],</text:span><text:span text:style-name="T20"> </text:span><text:span text:style-name="T14">[]).</text:span></text:p>
      <text:p text:style-name="P2"><text:span text:style-name="T20">filter2</text:span><text:span text:style-name="T14">(</text:span><text:span text:style-name="T31">Criterio</text:span><text:span text:style-name="T14">,</text:span><text:span text:style-name="T20"> </text:span><text:span text:style-name="T14">[</text:span><text:span text:style-name="T20">X</text:span><text:span text:style-name="T14">|</text:span><text:span text:style-name="T31">Original</text:span><text:span text:style-name="T14">],</text:span><text:span text:style-name="T20"> </text:span><text:span text:style-name="T14">[</text:span><text:span text:style-name="T20">X</text:span><text:span text:style-name="T14">|</text:span><text:span text:style-name="T31">Nueva</text:span><text:span text:style-name="T14">]):-</text:span></text:p>
      <text:p text:style-name="P2"><text:span text:style-name="T20"><text:s text:c="3"/>call</text:span><text:span text:style-name="T14">(</text:span><text:span text:style-name="T31">Criterio</text:span><text:span text:style-name="T14">,</text:span><text:span text:style-name="T20"> X</text:span><text:span text:style-name="T14">),</text:span><text:span text:style-name="T20"> filter2</text:span><text:span text:style-name="T14">(</text:span><text:span text:style-name="T31">Criterio</text:span><text:span text:style-name="T14">,</text:span><text:span text:style-name="T20"> </text:span><text:span text:style-name="T31">Original</text:span><text:span text:style-name="T14">,</text:span><text:span text:style-name="T20"> </text:span><text:span text:style-name="T31">Nueva</text:span><text:span text:style-name="T14">).</text:span></text:p>
      <text:p text:style-name="P2"><text:span text:style-name="T20">filter2</text:span><text:span text:style-name="T14">(</text:span><text:span text:style-name="T31">Criterio</text:span><text:span text:style-name="T14">,</text:span><text:span text:style-name="T20"> </text:span><text:span text:style-name="T14">[</text:span><text:span text:style-name="T20">_</text:span><text:span text:style-name="T14">|</text:span><text:span text:style-name="T31">Original</text:span><text:span text:style-name="T14">],</text:span><text:span text:style-name="T20"> </text:span><text:span text:style-name="T31">Nueva</text:span><text:span text:style-name="T14">):-</text:span></text:p>
      <text:p text:style-name="P2"><text:span text:style-name="T20"><text:s text:c="3"/>filter2</text:span><text:span text:style-name="T14">(</text:span><text:span text:style-name="T31">Criterio</text:span><text:span text:style-name="T14">,</text:span><text:span text:style-name="T20"> </text:span><text:span text:style-name="T31">Original</text:span><text:span text:style-name="T14">,</text:span><text:span text:style-name="T20"> </text:span><text:span text:style-name="T31">Nueva</text:span><text:span text:style-name="T14">).</text:span></text:p>
      <text:p text:style-name="P2"/>
      <text:p text:style-name="P2"><text:span text:style-name="T8">Es más, estamos jugando a que filter2 tenga explosión combinatoria, en cada elemento de la lista original elijo y no elijo considerarla como parte de la solución. Esto nos armar la combinatoria de posibles sublistas:</text:span></text:p>
      <text:p text:style-name="P2"/>
      <text:p text:style-name="P2"><text:span text:style-name="T15">?-</text:span><text:span text:style-name="T21"> filter2</text:span><text:span text:style-name="T15">(</text:span><text:span text:style-name="T21">even</text:span><text:span text:style-name="T15">,</text:span><text:span text:style-name="T21"> </text:span><text:span text:style-name="T15">[</text:span><text:span text:style-name="T28">1</text:span><text:span text:style-name="T15">,</text:span><text:span text:style-name="T21"> </text:span><text:span text:style-name="T28">3</text:span><text:span text:style-name="T15">,</text:span><text:span text:style-name="T21"> </text:span><text:span text:style-name="T28">2</text:span><text:span text:style-name="T15">,</text:span><text:span text:style-name="T21"> </text:span><text:span text:style-name="T28">4</text:span><text:span text:style-name="T15">,</text:span><text:span text:style-name="T21"> </text:span><text:span text:style-name="T28">5</text:span><text:span text:style-name="T15">],</text:span><text:span text:style-name="T21"> X</text:span><text:span text:style-name="T15">).</text:span></text:p>
      <text:p text:style-name="P2"><text:span text:style-name="T21">X </text:span><text:span text:style-name="T15">=</text:span><text:span text:style-name="T21"> </text:span><text:span text:style-name="T15">[</text:span><text:span text:style-name="T28">2</text:span><text:span text:style-name="T15">,</text:span><text:span text:style-name="T21"> </text:span><text:span text:style-name="T28">4</text:span><text:span text:style-name="T15">]</text:span><text:span text:style-name="T21"> ;</text:span></text:p>
      <text:p text:style-name="P2"><text:span text:style-name="T21">X </text:span><text:span text:style-name="T15">=</text:span><text:span text:style-name="T21"> </text:span><text:span text:style-name="T15">[</text:span><text:span text:style-name="T28">2</text:span><text:span text:style-name="T15">]</text:span><text:span text:style-name="T21"> ;</text:span></text:p>
      <text:p text:style-name="P2"><text:span text:style-name="T21">X </text:span><text:span text:style-name="T15">=</text:span><text:span text:style-name="T21"> </text:span><text:span text:style-name="T15">[</text:span><text:span text:style-name="T28">4</text:span><text:span text:style-name="T15">]</text:span><text:span text:style-name="T21"> ;</text:span></text:p>
      <text:p text:style-name="P2"><text:span text:style-name="T21">X </text:span><text:span text:style-name="T15">=</text:span><text:span text:style-name="T21"> </text:span><text:span text:style-name="T15">[]</text:span><text:span text:style-name="T21"> ;</text:span></text:p>
      <text:p text:style-name="P5"><text:soft-page-break/></text:p>
      <text:p text:style-name="P2"><text:span text:style-name="T8">Por otra parte, si hubiéramos considerado las últimas dos cláusulas excluyentes:</text:span></text:p>
      <text:p text:style-name="P2"/>
      <text:p text:style-name="P2"><text:span text:style-name="T21">filter3</text:span><text:span text:style-name="T15">(</text:span><text:span text:style-name="T21">_</text:span><text:span text:style-name="T15">,</text:span><text:span text:style-name="T21"> </text:span><text:span text:style-name="T15">[],</text:span><text:span text:style-name="T21"> </text:span><text:span text:style-name="T15">[]).</text:span></text:p>
      <text:p text:style-name="P2"><text:span text:style-name="T21">filter3</text:span><text:span text:style-name="T15">(</text:span><text:span text:style-name="T32">Criterio</text:span><text:span text:style-name="T15">,</text:span><text:span text:style-name="T21"> </text:span><text:span text:style-name="T15">[</text:span><text:span text:style-name="T21">X</text:span><text:span text:style-name="T15">|</text:span><text:span text:style-name="T32">Original</text:span><text:span text:style-name="T15">],</text:span><text:span text:style-name="T21"> </text:span><text:span text:style-name="T15">[</text:span><text:span text:style-name="T21">X</text:span><text:span text:style-name="T15">|</text:span><text:span text:style-name="T32">Nueva</text:span><text:span text:style-name="T15">]):-</text:span></text:p>
      <text:p text:style-name="P2"><text:span text:style-name="T21"><text:s text:c="3"/>call</text:span><text:span text:style-name="T15">(</text:span><text:span text:style-name="T32">Criterio</text:span><text:span text:style-name="T15">,</text:span><text:span text:style-name="T21"> X</text:span><text:span text:style-name="T15">),</text:span><text:span text:style-name="T21"> filter3</text:span><text:span text:style-name="T15">(</text:span><text:span text:style-name="T32">Criterio</text:span><text:span text:style-name="T15">,</text:span><text:span text:style-name="T21"> </text:span><text:span text:style-name="T32">Original</text:span><text:span text:style-name="T15">,</text:span><text:span text:style-name="T21"> </text:span><text:span text:style-name="T32">Nueva</text:span><text:span text:style-name="T15">).</text:span></text:p>
      <text:p text:style-name="P2"><text:span text:style-name="T21">filter3</text:span><text:span text:style-name="T15">(</text:span><text:span text:style-name="T32">Criterio</text:span><text:span text:style-name="T15">,</text:span><text:span text:style-name="T21"> </text:span><text:span text:style-name="T15">[</text:span><text:span text:style-name="T21">X</text:span><text:span text:style-name="T15">|</text:span><text:span text:style-name="T32">Original</text:span><text:span text:style-name="T15">],</text:span><text:span text:style-name="T21"> </text:span><text:span text:style-name="T32">Nueva</text:span><text:span text:style-name="T15">):-</text:span></text:p>
      <text:p text:style-name="P2"><text:span text:style-name="T21"><text:s text:c="3"/></text:span><text:span text:style-name="T37">not</text:span><text:span text:style-name="T15">(</text:span><text:span text:style-name="T21">call</text:span><text:span text:style-name="T15">(</text:span><text:span text:style-name="T32">Criterio</text:span><text:span text:style-name="T15">,</text:span><text:span text:style-name="T21"> X</text:span><text:span text:style-name="T15">)),</text:span><text:span text:style-name="T21">filter3</text:span><text:span text:style-name="T15">(</text:span><text:span text:style-name="T32">Criterio</text:span><text:span text:style-name="T15">,</text:span><text:span text:style-name="T21"> </text:span><text:span text:style-name="T32">Original</text:span><text:span text:style-name="T15">,</text:span><text:span text:style-name="T21"> </text:span><text:span text:style-name="T32">Nueva</text:span><text:span text:style-name="T15">).</text:span></text:p>
      <text:p text:style-name="P2"/>
      <text:p text:style-name="P2"><text:span text:style-name="T8">Esto corta el árbol de soluciones posibles: cada vez que tengo un elemento de la lista, considero que sólo puede haber un curso de acción válido: o lo filtro por no cumplir el criterio, o lo incluyo. Entonces filter3 pasa a parecerse más a una función con una única solución:</text:span></text:p>
      <text:p text:style-name="P2"/>
      <text:p text:style-name="P2"><text:span text:style-name="T15">?-</text:span><text:span text:style-name="T21"> filter3</text:span><text:span text:style-name="T15">(</text:span><text:span text:style-name="T21">even</text:span><text:span text:style-name="T15">,</text:span><text:span text:style-name="T21"> </text:span><text:span text:style-name="T15">[</text:span><text:span text:style-name="T28">1</text:span><text:span text:style-name="T15">,</text:span><text:span text:style-name="T21"> </text:span><text:span text:style-name="T28">3</text:span><text:span text:style-name="T15">,</text:span><text:span text:style-name="T21"> </text:span><text:span text:style-name="T28">2</text:span><text:span text:style-name="T15">,</text:span><text:span text:style-name="T21"> </text:span><text:span text:style-name="T28">4</text:span><text:span text:style-name="T15">,</text:span><text:span text:style-name="T21"> </text:span><text:span text:style-name="T28">5</text:span><text:span text:style-name="T15">],</text:span><text:span text:style-name="T21"> X</text:span><text:span text:style-name="T15">).</text:span></text:p>
      <text:p text:style-name="P2"><text:span text:style-name="T21">X </text:span><text:span text:style-name="T15">=</text:span><text:span text:style-name="T21"> </text:span><text:span text:style-name="T15">[</text:span><text:span text:style-name="T28">2</text:span><text:span text:style-name="T15">,</text:span><text:span text:style-name="T21"> </text:span><text:span text:style-name="T28">4</text:span><text:span text:style-name="T15">]</text:span><text:span text:style-name="T21"> ;</text:span></text:p>
      <text:p text:style-name="P2"/>
      <text:p text:style-name="P2"><text:span text:style-name="T2">Otro ejemplo:</text:span></text:p>
      <text:p text:style-name="P2"><text:span text:style-name="T19">?-</text:span><text:span text:style-name="T24"> filter</text:span><text:span text:style-name="T19">(</text:span><text:span text:style-name="T24">padre</text:span><text:span text:style-name="T19">(</text:span><text:span text:style-name="T24">homero</text:span><text:span text:style-name="T19">),</text:span><text:span text:style-name="T24"> </text:span><text:span text:style-name="T19">[</text:span><text:span text:style-name="T24">matute</text:span><text:span text:style-name="T19">,</text:span><text:span text:style-name="T24"> chiara</text:span><text:span text:style-name="T19">,</text:span><text:span text:style-name="T24"> bart</text:span><text:span text:style-name="T19">,</text:span><text:span text:style-name="T24"> daisy</text:span><text:span text:style-name="T19">,</text:span><text:span text:style-name="T24"> lisa</text:span><text:span text:style-name="T19">,</text:span><text:span text:style-name="T24"> etc</text:span><text:span text:style-name="T19">],</text:span><text:span text:style-name="T24"> X</text:span><text:span text:style-name="T19">).</text:span></text:p>
      <text:p text:style-name="P2"><text:span text:style-name="T24">X </text:span><text:span text:style-name="T19">=</text:span><text:span text:style-name="T24"> </text:span><text:span text:style-name="T19">[</text:span><text:span text:style-name="T24">bart</text:span><text:span text:style-name="T19">,</text:span><text:span text:style-name="T24"> lisa</text:span><text:span text:style-name="T19">].</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zh" style:country-asian="CN" style:font-name-complex="Calibri1" style:font-size-complex="11pt" style:language-complex="hi" style:country-complex="IN"/>
    </style:default-style>
    <style:default-style style:family="paragraph">
      <style:paragraph-properties fo:margin-top="0in" fo:margin-bottom="0.139in" loext:contextual-spacing="false" fo:line-height="115%" fo:orphans="0" fo:widows="0"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5521in" fo:margin-left="-0.075in" fo:margin-top="0in" fo:margin-bottom="0in" table:align="left"/>
    </style:style>
    <style:style style:name="Table1.A" style:family="table-column">
      <style:table-column-properties style:column-width="5.8118in"/>
    </style:style>
    <style:style style:name="Table1.B" style:family="table-column">
      <style:table-column-properties style:column-width="0.7396in"/>
    </style:style>
    <style:style style:name="Table1.1" style:family="table-row">
      <style:table-row-properties style:min-row-height="0.5in" fo:keep-together="auto"/>
    </style:style>
    <style:style style:name="Table1.A1" style:family="table-cell">
      <style:table-cell-properties style:vertical-align="" fo:padding-left="0.075in" fo:padding-right="0.075in" fo:padding-top="0in" fo:padding-bottom="0in" fo:border="none"/>
    </style:style>
    <style:style style:name="MP1" style:family="paragraph" style:parent-style-name="Standard">
      <style:paragraph-properties fo:margin-left="0in" fo:margin-right="0in" fo:margin-top="0in" fo:margin-bottom="0.139in" loext:contextual-spacing="false" fo:line-height="115%" fo:text-align="center" style:justify-single-word="false" fo:text-indent="0in" style:auto-text-indent="false" fo:padding="0in" fo:border="none">
        <style:tab-stops>
          <style:tab-stop style:position="3.0689in" style:type="center"/>
          <style:tab-stop style:position="6.1374in" style:type="right"/>
        </style:tab-stops>
      </style:paragraph-properties>
    </style:style>
    <style:style style:name="MP2" style:family="paragraph">
      <loext:graphic-properties draw:fill="solid" draw:fill-color="#a0a0a0"/>
      <style:paragraph-properties fo:text-align="center"/>
    </style:style>
    <style:style style:name="MP3" style:family="paragraph" style:parent-style-name="Standard">
      <style:paragraph-properties fo:margin-left="0in" fo:margin-right="0in" fo:margin-top="0in" fo:margin-bottom="0.139in" loext:contextual-spacing="false" fo:line-height="115%" fo:text-align="start"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in" fo:margin-top="0in" fo:margin-bottom="0.139in" loext:contextual-spacing="false" fo:text-align="end" style:justify-single-word="false" fo:text-indent="0in" style:auto-text-indent="false" fo:padding="0in" fo:border="none">
        <style:tab-stops>
          <style:tab-stop style:position="0.4307in"/>
          <style:tab-stop style:position="3in" style:type="center"/>
        </style:tab-stops>
      </style:paragraph-properties>
    </style:style>
    <style:style style:name="MP5" style:family="paragraph" style:parent-style-name="Standard">
      <style:paragraph-properties fo:margin-left="0in" fo:margin-right="0in" fo:margin-top="0in" fo:margin-bottom="0.139in" loext:contextual-spacing="false" fo:text-indent="0in" style:auto-text-indent="false" fo:padding="0in" fo:border="none">
        <style:tab-stops>
          <style:tab-stop style:position="1.0346in"/>
        </style:tab-stops>
      </style:paragraph-properties>
    </style:style>
    <style:style style:name="MP6" style:family="paragraph" style:parent-style-name="Standard">
      <style:paragraph-properties fo:margin-left="0in" fo:margin-right="0in" fo:margin-top="0in" fo:margin-bottom="0.139in" loext:contextual-spacing="false" fo:line-height="115%" fo:text-indent="0in" style:auto-text-indent="false" fo:padding="0in" fo:border="none">
        <style:tab-stops>
          <style:tab-stop style:position="3.0689in" style:type="center"/>
          <style:tab-stop style:position="6.1374in" style:type="right"/>
        </style:tab-stops>
      </style:paragraph-properties>
    </style:style>
    <style:style style:name="MT1" style:family="text">
      <style:text-properties style:text-position="0% 100%" style:font-name="Arial" fo:font-size="10pt" style:font-name-asian="Arial2" style:font-size-asian="10pt" style:font-name-complex="Arial2" style:font-size-complex="10pt"/>
    </style:style>
    <style:style style:name="MT2" style:family="text">
      <style:text-properties style:font-name="Arial" fo:font-size="10pt" style:font-name-asian="Arial2" style:font-size-asian="10pt" style:font-name-complex="Arial2" style:font-size-complex="10pt"/>
    </style:style>
    <style:style style:name="MT3" style:family="text">
      <style:text-properties style:text-position="0% 100%" style:font-name="Arial" style:font-name-asian="Arial2" style:font-name-complex="Arial2"/>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139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5in" fo:page-height="11in" style:num-format="1" style:print-orientation="portrait" fo:margin-top="0in" fo:margin-bottom="0.5in" fo:margin-left="1.1811in" fo:margin-right="0.9201in" fo:background-color="#ffffff" style:writing-mode="lr-tb" style:layout-grid-color="#c0c0c0" style:layout-grid-lines="2294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839in" fo:margin-left="0in" fo:margin-right="0in" fo:margin-bottom="0.9445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MP1"><text:span text:style-name="MT1">Lógico</text:span><text:span text:style-name="MT2"> - </text:span><text:span text:style-name="MT1">Módulo 8: mapList / set</text:span><text:span text:style-name="MT2">Of. </text:span><text:span text:style-name="MT1">Definición de </text:span><text:span text:style-name="MT2">predicados de orden superior.</text:span><text:span text:style-name="MT1"> </text:span><text:span text:style-name="MT1"><draw:rect text:anchor-type="as-char" svg:y="0in" draw:z-index="12" draw:style-name="Mgr1" draw:text-style-name="MP2" svg:width="0.0012in" svg:height="0.0213in"><text:p/></draw:rect></text:span></text:p>
      </style:header>
      <style:footer>
        <text:p text:style-name="MP3"/>
        <table:table table:name="Table1" table:style-name="Table1">
          <table:table-column table:style-name="Table1.A"/>
          <table:table-column table:style-name="Table1.B"/>
          <table:table-row table:style-name="Table1.1">
            <table:table-cell table:style-name="Table1.A1" office:value-type="string">
              <text:p text:style-name="MP4"/>
            </table:table-cell>
            <table:table-cell table:style-name="Table1.A1" office:value-type="string">
              <text:p text:style-name="MP5"><text:page-number text:select-page="current">13</text:page-number><text:span text:style-name="MT3"> de </text:span><text:span text:style-name="MT3"><text:page-count>13</text:page-count></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3" meta:paragraph-count="208" meta:word-count="1686" meta:character-count="10209" meta:non-whitespace-character-count="8612"/>
    <meta:generator>LibreOfficeDev/5.1.0.3$Linux_X86_64 LibreOffice_project/</meta:generator>
  </office:meta>
</office:document-meta>
</file>